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7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28027" calcext:value-type="float">
            <text:p>0.728027</text:p>
          </table:table-cell>
          <table:table-cell office:value-type="string" calcext:value-type="string">
            <text:p>e_t_SUMME:</text:p>
          </table:table-cell>
          <table:table-cell office:value-type="float" office:value="-0.128027" calcext:value-type="float">
            <text:p>-0.128027</text:p>
          </table:table-cell>
          <table:table-cell office:value-type="string" calcext:value-type="string">
            <text:p>e_t:</text:p>
          </table:table-cell>
          <table:table-cell office:value-type="float" office:value="-0.128027" calcext:value-type="float">
            <text:p>-0.128027</text:p>
          </table:table-cell>
          <table:table-cell office:value-type="string" calcext:value-type="string">
            <text:p>y_t:</text:p>
          </table:table-cell>
          <table:table-cell office:value-type="float" office:value="3.43457" calcext:value-type="float">
            <text:p>3.43457</text:p>
          </table:table-cell>
          <table:table-cell office:value-type="string" calcext:value-type="string">
            <text:p>P:</text:p>
          </table:table-cell>
          <table:table-cell office:value-type="float" office:value="1.28027" calcext:value-type="float">
            <text:p>1.28027</text:p>
          </table:table-cell>
          <table:table-cell office:value-type="string" calcext:value-type="string">
            <text:p>I:</text:p>
          </table:table-cell>
          <table:table-cell office:value-type="float" office:value="2.1543" calcext:value-type="float">
            <text:p>2.154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73377" calcext:value-type="float">
            <text:p>0.2733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28027" calcext:value-type="float">
            <text:p>0.72802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829E-018" calcext:value-type="float">
            <text:p>3.782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947" calcext:value-type="float">
            <text:p>0.3369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39924" calcext:value-type="float">
            <text:p>0.639924</text:p>
          </table:table-cell>
          <table:table-cell office:value-type="string" calcext:value-type="string">
            <text:p>e_t_SUMME:</text:p>
          </table:table-cell>
          <table:table-cell office:value-type="float" office:value="-0.167951" calcext:value-type="float">
            <text:p>-0.167951</text:p>
          </table:table-cell>
          <table:table-cell office:value-type="string" calcext:value-type="string">
            <text:p>e_t:</text:p>
          </table:table-cell>
          <table:table-cell office:value-type="float" office:value="-0.0399243" calcext:value-type="float">
            <text:p>-0.0399243</text:p>
          </table:table-cell>
          <table:table-cell office:value-type="string" calcext:value-type="string">
            <text:p>y_t:</text:p>
          </table:table-cell>
          <table:table-cell office:value-type="float" office:value="3.22535" calcext:value-type="float">
            <text:p>3.22535</text:p>
          </table:table-cell>
          <table:table-cell office:value-type="string" calcext:value-type="string">
            <text:p>P:</text:p>
          </table:table-cell>
          <table:table-cell office:value-type="float" office:value="0.399243" calcext:value-type="float">
            <text:p>0.399243</text:p>
          </table:table-cell>
          <table:table-cell office:value-type="string" calcext:value-type="string">
            <text:p>I:</text:p>
          </table:table-cell>
          <table:table-cell office:value-type="float" office:value="2.8261" calcext:value-type="float">
            <text:p>2.826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46133" calcext:value-type="float">
            <text:p>0.14613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39924" calcext:value-type="float">
            <text:p>0.63992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7787E-018" calcext:value-type="float">
            <text:p>3.5778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4125" calcext:value-type="float">
            <text:p>0.6741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05779" calcext:value-type="float">
            <text:p>0.605779</text:p>
          </table:table-cell>
          <table:table-cell office:value-type="string" calcext:value-type="string">
            <text:p>e_t_SUMME:</text:p>
          </table:table-cell>
          <table:table-cell office:value-type="float" office:value="-0.17373" calcext:value-type="float">
            <text:p>-0.17373</text:p>
          </table:table-cell>
          <table:table-cell office:value-type="string" calcext:value-type="string">
            <text:p>e_t:</text:p>
          </table:table-cell>
          <table:table-cell office:value-type="float" office:value="-0.0057791" calcext:value-type="float">
            <text:p>-0.0057791</text:p>
          </table:table-cell>
          <table:table-cell office:value-type="string" calcext:value-type="string">
            <text:p>y_t:</text:p>
          </table:table-cell>
          <table:table-cell office:value-type="float" office:value="2.98114" calcext:value-type="float">
            <text:p>2.98114</text:p>
          </table:table-cell>
          <table:table-cell office:value-type="string" calcext:value-type="string">
            <text:p>P:</text:p>
          </table:table-cell>
          <table:table-cell office:value-type="float" office:value="0.057791" calcext:value-type="float">
            <text:p>0.057791</text:p>
          </table:table-cell>
          <table:table-cell office:value-type="string" calcext:value-type="string">
            <text:p>I:</text:p>
          </table:table-cell>
          <table:table-cell office:value-type="float" office:value="2.92335" calcext:value-type="float">
            <text:p>2.9233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43" calcext:value-type="float">
            <text:p>0.124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5779" calcext:value-type="float">
            <text:p>0.6057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365E-018" calcext:value-type="float">
            <text:p>3.4136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9" calcext:value-type="float">
            <text:p>1.010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5661" calcext:value-type="float">
            <text:p>0.595661</text:p>
          </table:table-cell>
          <table:table-cell office:value-type="string" calcext:value-type="string">
            <text:p>e_t_SUMME:</text:p>
          </table:table-cell>
          <table:table-cell office:value-type="float" office:value="-0.169391" calcext:value-type="float">
            <text:p>-0.169391</text:p>
          </table:table-cell>
          <table:table-cell office:value-type="string" calcext:value-type="string">
            <text:p>e_t:</text:p>
          </table:table-cell>
          <table:table-cell office:value-type="float" office:value="0.00433898" calcext:value-type="float">
            <text:p>0.00433898</text:p>
          </table:table-cell>
          <table:table-cell office:value-type="string" calcext:value-type="string">
            <text:p>y_t:</text:p>
          </table:table-cell>
          <table:table-cell office:value-type="float" office:value="2.80695" calcext:value-type="float">
            <text:p>2.80695</text:p>
          </table:table-cell>
          <table:table-cell office:value-type="string" calcext:value-type="string">
            <text:p>P:</text:p>
          </table:table-cell>
          <table:table-cell office:value-type="float" office:value="-0.0433898" calcext:value-type="float">
            <text:p>-0.0433898</text:p>
          </table:table-cell>
          <table:table-cell office:value-type="string" calcext:value-type="string">
            <text:p>I:</text:p>
          </table:table-cell>
          <table:table-cell office:value-type="float" office:value="2.85034" calcext:value-type="float">
            <text:p>2.850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6066" calcext:value-type="float">
            <text:p>0.11606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5661" calcext:value-type="float">
            <text:p>0.5956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9069E-018" calcext:value-type="float">
            <text:p>3.390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737" calcext:value-type="float">
            <text:p>1.3473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184" calcext:value-type="float">
            <text:p>0.59184</text:p>
          </table:table-cell>
          <table:table-cell office:value-type="string" calcext:value-type="string">
            <text:p>e_t_SUMME:</text:p>
          </table:table-cell>
          <table:table-cell office:value-type="float" office:value="-0.161231" calcext:value-type="float">
            <text:p>-0.161231</text:p>
          </table:table-cell>
          <table:table-cell office:value-type="string" calcext:value-type="string">
            <text:p>e_t:</text:p>
          </table:table-cell>
          <table:table-cell office:value-type="float" office:value="0.00815992" calcext:value-type="float">
            <text:p>0.00815992</text:p>
          </table:table-cell>
          <table:table-cell office:value-type="string" calcext:value-type="string">
            <text:p>y_t:</text:p>
          </table:table-cell>
          <table:table-cell office:value-type="float" office:value="2.63143" calcext:value-type="float">
            <text:p>2.63143</text:p>
          </table:table-cell>
          <table:table-cell office:value-type="string" calcext:value-type="string">
            <text:p>P:</text:p>
          </table:table-cell>
          <table:table-cell office:value-type="float" office:value="-0.0815992" calcext:value-type="float">
            <text:p>-0.0815992</text:p>
          </table:table-cell>
          <table:table-cell office:value-type="string" calcext:value-type="string">
            <text:p>I:</text:p>
          </table:table-cell>
          <table:table-cell office:value-type="float" office:value="2.71303" calcext:value-type="float">
            <text:p>2.7130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2791" calcext:value-type="float">
            <text:p>0.11279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184" calcext:value-type="float">
            <text:p>0.5918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726E-018" calcext:value-type="float">
            <text:p>3.5272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389" calcext:value-type="float">
            <text:p>1.683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68" calcext:value-type="float">
            <text:p>0.59068</text:p>
          </table:table-cell>
          <table:table-cell office:value-type="string" calcext:value-type="string">
            <text:p>e_t_SUMME:</text:p>
          </table:table-cell>
          <table:table-cell office:value-type="float" office:value="-0.151912" calcext:value-type="float">
            <text:p>-0.151912</text:p>
          </table:table-cell>
          <table:table-cell office:value-type="string" calcext:value-type="string">
            <text:p>e_t:</text:p>
          </table:table-cell>
          <table:table-cell office:value-type="float" office:value="0.00931955" calcext:value-type="float">
            <text:p>0.00931955</text:p>
          </table:table-cell>
          <table:table-cell office:value-type="string" calcext:value-type="string">
            <text:p>y_t:</text:p>
          </table:table-cell>
          <table:table-cell office:value-type="float" office:value="2.46301" calcext:value-type="float">
            <text:p>2.46301</text:p>
          </table:table-cell>
          <table:table-cell office:value-type="string" calcext:value-type="string">
            <text:p>P:</text:p>
          </table:table-cell>
          <table:table-cell office:value-type="float" office:value="-0.0931955" calcext:value-type="float">
            <text:p>-0.0931955</text:p>
          </table:table-cell>
          <table:table-cell office:value-type="string" calcext:value-type="string">
            <text:p>I:</text:p>
          </table:table-cell>
          <table:table-cell office:value-type="float" office:value="2.55621" calcext:value-type="float">
            <text:p>2.5562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1617" calcext:value-type="float">
            <text:p>0.11161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68" calcext:value-type="float">
            <text:p>0.5906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788E-018" calcext:value-type="float">
            <text:p>3.5478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2025" calcext:value-type="float">
            <text:p>2.020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41" calcext:value-type="float">
            <text:p>0.59041</text:p>
          </table:table-cell>
          <table:table-cell office:value-type="string" calcext:value-type="string">
            <text:p>e_t_SUMME:</text:p>
          </table:table-cell>
          <table:table-cell office:value-type="float" office:value="-0.142322" calcext:value-type="float">
            <text:p>-0.142322</text:p>
          </table:table-cell>
          <table:table-cell office:value-type="string" calcext:value-type="string">
            <text:p>e_t:</text:p>
          </table:table-cell>
          <table:table-cell office:value-type="float" office:value="0.00958973" calcext:value-type="float">
            <text:p>0.00958973</text:p>
          </table:table-cell>
          <table:table-cell office:value-type="string" calcext:value-type="string">
            <text:p>y_t:</text:p>
          </table:table-cell>
          <table:table-cell office:value-type="float" office:value="2.29895" calcext:value-type="float">
            <text:p>2.29895</text:p>
          </table:table-cell>
          <table:table-cell office:value-type="string" calcext:value-type="string">
            <text:p>P:</text:p>
          </table:table-cell>
          <table:table-cell office:value-type="float" office:value="-0.0958973" calcext:value-type="float">
            <text:p>-0.0958973</text:p>
          </table:table-cell>
          <table:table-cell office:value-type="string" calcext:value-type="string">
            <text:p>I:</text:p>
          </table:table-cell>
          <table:table-cell office:value-type="float" office:value="2.39484" calcext:value-type="float">
            <text:p>2.394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1146" calcext:value-type="float">
            <text:p>0.11114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41" calcext:value-type="float">
            <text:p>0.5904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4897E-018" calcext:value-type="float">
            <text:p>3.4489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643" calcext:value-type="float">
            <text:p>2.356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348" calcext:value-type="float">
            <text:p>0.590348</text:p>
          </table:table-cell>
          <table:table-cell office:value-type="string" calcext:value-type="string">
            <text:p>e_t_SUMME:</text:p>
          </table:table-cell>
          <table:table-cell office:value-type="float" office:value="-0.13267" calcext:value-type="float">
            <text:p>-0.13267</text:p>
          </table:table-cell>
          <table:table-cell office:value-type="string" calcext:value-type="string">
            <text:p>e_t:</text:p>
          </table:table-cell>
          <table:table-cell office:value-type="float" office:value="0.00965195" calcext:value-type="float">
            <text:p>0.00965195</text:p>
          </table:table-cell>
          <table:table-cell office:value-type="string" calcext:value-type="string">
            <text:p>y_t:</text:p>
          </table:table-cell>
          <table:table-cell office:value-type="float" office:value="2.13591" calcext:value-type="float">
            <text:p>2.13591</text:p>
          </table:table-cell>
          <table:table-cell office:value-type="string" calcext:value-type="string">
            <text:p>P:</text:p>
          </table:table-cell>
          <table:table-cell office:value-type="float" office:value="-0.0965195" calcext:value-type="float">
            <text:p>-0.0965195</text:p>
          </table:table-cell>
          <table:table-cell office:value-type="string" calcext:value-type="string">
            <text:p>I:</text:p>
          </table:table-cell>
          <table:table-cell office:value-type="float" office:value="2.23243" calcext:value-type="float">
            <text:p>2.2324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977" calcext:value-type="float">
            <text:p>0.1109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348" calcext:value-type="float">
            <text:p>0.5903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0878E-018" calcext:value-type="float">
            <text:p>3.4087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249" calcext:value-type="float">
            <text:p>2.6924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01" calcext:value-type="float">
            <text:p>0.588801</text:p>
          </table:table-cell>
          <table:table-cell office:value-type="string" calcext:value-type="string">
            <text:p>e_t_SUMME:</text:p>
          </table:table-cell>
          <table:table-cell office:value-type="float" office:value="-0.12147" calcext:value-type="float">
            <text:p>-0.12147</text:p>
          </table:table-cell>
          <table:table-cell office:value-type="string" calcext:value-type="string">
            <text:p>e_t:</text:p>
          </table:table-cell>
          <table:table-cell office:value-type="float" office:value="0.0111995" calcext:value-type="float">
            <text:p>0.0111995</text:p>
          </table:table-cell>
          <table:table-cell office:value-type="string" calcext:value-type="string">
            <text:p>y_t:</text:p>
          </table:table-cell>
          <table:table-cell office:value-type="float" office:value="1.93198" calcext:value-type="float">
            <text:p>1.93198</text:p>
          </table:table-cell>
          <table:table-cell office:value-type="string" calcext:value-type="string">
            <text:p>P:</text:p>
          </table:table-cell>
          <table:table-cell office:value-type="float" office:value="-0.111995" calcext:value-type="float">
            <text:p>-0.111995</text:p>
          </table:table-cell>
          <table:table-cell office:value-type="string" calcext:value-type="string">
            <text:p>I:</text:p>
          </table:table-cell>
          <table:table-cell office:value-type="float" office:value="2.04398" calcext:value-type="float">
            <text:p>2.0439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1034" calcext:value-type="float">
            <text:p>0.1110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01" calcext:value-type="float">
            <text:p>0.58880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4987E-018" calcext:value-type="float">
            <text:p>3.4498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78" calcext:value-type="float">
            <text:p>3.0297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415" calcext:value-type="float">
            <text:p>0.590415</text:p>
          </table:table-cell>
          <table:table-cell office:value-type="string" calcext:value-type="string">
            <text:p>e_t_SUMME:</text:p>
          </table:table-cell>
          <table:table-cell office:value-type="float" office:value="-0.111885" calcext:value-type="float">
            <text:p>-0.111885</text:p>
          </table:table-cell>
          <table:table-cell office:value-type="string" calcext:value-type="string">
            <text:p>e_t:</text:p>
          </table:table-cell>
          <table:table-cell office:value-type="float" office:value="0.00958494" calcext:value-type="float">
            <text:p>0.00958494</text:p>
          </table:table-cell>
          <table:table-cell office:value-type="string" calcext:value-type="string">
            <text:p>y_t:</text:p>
          </table:table-cell>
          <table:table-cell office:value-type="float" office:value="1.78684" calcext:value-type="float">
            <text:p>1.78684</text:p>
          </table:table-cell>
          <table:table-cell office:value-type="string" calcext:value-type="string">
            <text:p>P:</text:p>
          </table:table-cell>
          <table:table-cell office:value-type="float" office:value="-0.0958494" calcext:value-type="float">
            <text:p>-0.0958494</text:p>
          </table:table-cell>
          <table:table-cell office:value-type="string" calcext:value-type="string">
            <text:p>I:</text:p>
          </table:table-cell>
          <table:table-cell office:value-type="float" office:value="1.88269" calcext:value-type="float">
            <text:p>1.8826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778" calcext:value-type="float">
            <text:p>0.1107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415" calcext:value-type="float">
            <text:p>0.5904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315E-018" calcext:value-type="float">
            <text:p>3.4931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57" calcext:value-type="float">
            <text:p>3.365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74" calcext:value-type="float">
            <text:p>0.588874</text:p>
          </table:table-cell>
          <table:table-cell office:value-type="string" calcext:value-type="string">
            <text:p>e_t_SUMME:</text:p>
          </table:table-cell>
          <table:table-cell office:value-type="float" office:value="-0.100759" calcext:value-type="float">
            <text:p>-0.100759</text:p>
          </table:table-cell>
          <table:table-cell office:value-type="string" calcext:value-type="string">
            <text:p>e_t:</text:p>
          </table:table-cell>
          <table:table-cell office:value-type="float" office:value="0.0111261" calcext:value-type="float">
            <text:p>0.0111261</text:p>
          </table:table-cell>
          <table:table-cell office:value-type="string" calcext:value-type="string">
            <text:p>y_t:</text:p>
          </table:table-cell>
          <table:table-cell office:value-type="float" office:value="1.58421" calcext:value-type="float">
            <text:p>1.58421</text:p>
          </table:table-cell>
          <table:table-cell office:value-type="string" calcext:value-type="string">
            <text:p>P:</text:p>
          </table:table-cell>
          <table:table-cell office:value-type="float" office:value="-0.111261" calcext:value-type="float">
            <text:p>-0.111261</text:p>
          </table:table-cell>
          <table:table-cell office:value-type="string" calcext:value-type="string">
            <text:p>I:</text:p>
          </table:table-cell>
          <table:table-cell office:value-type="float" office:value="1.69547" calcext:value-type="float">
            <text:p>1.6954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862" calcext:value-type="float">
            <text:p>0.1108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74" calcext:value-type="float">
            <text:p>0.5888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576E-018" calcext:value-type="float">
            <text:p>3.5657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88" calcext:value-type="float">
            <text:p>3.7028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469" calcext:value-type="float">
            <text:p>0.590469</text:p>
          </table:table-cell>
          <table:table-cell office:value-type="string" calcext:value-type="string">
            <text:p>e_t_SUMME:</text:p>
          </table:table-cell>
          <table:table-cell office:value-type="float" office:value="-0.0912281" calcext:value-type="float">
            <text:p>-0.0912281</text:p>
          </table:table-cell>
          <table:table-cell office:value-type="string" calcext:value-type="string">
            <text:p>e_t:</text:p>
          </table:table-cell>
          <table:table-cell office:value-type="float" office:value="0.00953131" calcext:value-type="float">
            <text:p>0.00953131</text:p>
          </table:table-cell>
          <table:table-cell office:value-type="string" calcext:value-type="string">
            <text:p>y_t:</text:p>
          </table:table-cell>
          <table:table-cell office:value-type="float" office:value="1.43978" calcext:value-type="float">
            <text:p>1.43978</text:p>
          </table:table-cell>
          <table:table-cell office:value-type="string" calcext:value-type="string">
            <text:p>P:</text:p>
          </table:table-cell>
          <table:table-cell office:value-type="float" office:value="-0.0953131" calcext:value-type="float">
            <text:p>-0.0953131</text:p>
          </table:table-cell>
          <table:table-cell office:value-type="string" calcext:value-type="string">
            <text:p>I:</text:p>
          </table:table-cell>
          <table:table-cell office:value-type="float" office:value="1.53509" calcext:value-type="float">
            <text:p>1.5350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639" calcext:value-type="float">
            <text:p>0.1106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469" calcext:value-type="float">
            <text:p>0.5904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3093E-018" calcext:value-type="float">
            <text:p>3.630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72" calcext:value-type="float">
            <text:p>4.0387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97" calcext:value-type="float">
            <text:p>0.588897</text:p>
          </table:table-cell>
          <table:table-cell office:value-type="string" calcext:value-type="string">
            <text:p>e_t_SUMME:</text:p>
          </table:table-cell>
          <table:table-cell office:value-type="float" office:value="-0.0801253" calcext:value-type="float">
            <text:p>-0.0801253</text:p>
          </table:table-cell>
          <table:table-cell office:value-type="string" calcext:value-type="string">
            <text:p>e_t:</text:p>
          </table:table-cell>
          <table:table-cell office:value-type="float" office:value="0.0111027" calcext:value-type="float">
            <text:p>0.0111027</text:p>
          </table:table-cell>
          <table:table-cell office:value-type="string" calcext:value-type="string">
            <text:p>y_t:</text:p>
          </table:table-cell>
          <table:table-cell office:value-type="float" office:value="1.23724" calcext:value-type="float">
            <text:p>1.23724</text:p>
          </table:table-cell>
          <table:table-cell office:value-type="string" calcext:value-type="string">
            <text:p>P:</text:p>
          </table:table-cell>
          <table:table-cell office:value-type="float" office:value="-0.111027" calcext:value-type="float">
            <text:p>-0.111027</text:p>
          </table:table-cell>
          <table:table-cell office:value-type="string" calcext:value-type="string">
            <text:p>I:</text:p>
          </table:table-cell>
          <table:table-cell office:value-type="float" office:value="1.34827" calcext:value-type="float">
            <text:p>1.3482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715" calcext:value-type="float">
            <text:p>0.1107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97" calcext:value-type="float">
            <text:p>0.5888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1985E-018" calcext:value-type="float">
            <text:p>3.3198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85" calcext:value-type="float">
            <text:p>4.3758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474" calcext:value-type="float">
            <text:p>0.590474</text:p>
          </table:table-cell>
          <table:table-cell office:value-type="string" calcext:value-type="string">
            <text:p>e_t_SUMME:</text:p>
          </table:table-cell>
          <table:table-cell office:value-type="float" office:value="-0.070599" calcext:value-type="float">
            <text:p>-0.070599</text:p>
          </table:table-cell>
          <table:table-cell office:value-type="string" calcext:value-type="string">
            <text:p>e_t:</text:p>
          </table:table-cell>
          <table:table-cell office:value-type="float" office:value="0.00952635" calcext:value-type="float">
            <text:p>0.00952635</text:p>
          </table:table-cell>
          <table:table-cell office:value-type="string" calcext:value-type="string">
            <text:p>y_t:</text:p>
          </table:table-cell>
          <table:table-cell office:value-type="float" office:value="1.0927" calcext:value-type="float">
            <text:p>1.0927</text:p>
          </table:table-cell>
          <table:table-cell office:value-type="string" calcext:value-type="string">
            <text:p>P:</text:p>
          </table:table-cell>
          <table:table-cell office:value-type="float" office:value="-0.0952635" calcext:value-type="float">
            <text:p>-0.0952635</text:p>
          </table:table-cell>
          <table:table-cell office:value-type="string" calcext:value-type="string">
            <text:p>I:</text:p>
          </table:table-cell>
          <table:table-cell office:value-type="float" office:value="1.18797" calcext:value-type="float">
            <text:p>1.1879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497" calcext:value-type="float">
            <text:p>0.11049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474" calcext:value-type="float">
            <text:p>0.5904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189E-018" calcext:value-type="float">
            <text:p>3.5118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64" calcext:value-type="float">
            <text:p>4.711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12" calcext:value-type="float">
            <text:p>0.58912</text:p>
          </table:table-cell>
          <table:table-cell office:value-type="string" calcext:value-type="string">
            <text:p>e_t_SUMME:</text:p>
          </table:table-cell>
          <table:table-cell office:value-type="float" office:value="-0.0597188" calcext:value-type="float">
            <text:p>-0.0597188</text:p>
          </table:table-cell>
          <table:table-cell office:value-type="string" calcext:value-type="string">
            <text:p>e_t:</text:p>
          </table:table-cell>
          <table:table-cell office:value-type="float" office:value="0.0108802" calcext:value-type="float">
            <text:p>0.0108802</text:p>
          </table:table-cell>
          <table:table-cell office:value-type="string" calcext:value-type="string">
            <text:p>y_t:</text:p>
          </table:table-cell>
          <table:table-cell office:value-type="float" office:value="0.896083" calcext:value-type="float">
            <text:p>0.896083</text:p>
          </table:table-cell>
          <table:table-cell office:value-type="string" calcext:value-type="string">
            <text:p>P:</text:p>
          </table:table-cell>
          <table:table-cell office:value-type="float" office:value="-0.108802" calcext:value-type="float">
            <text:p>-0.108802</text:p>
          </table:table-cell>
          <table:table-cell office:value-type="string" calcext:value-type="string">
            <text:p>I:</text:p>
          </table:table-cell>
          <table:table-cell office:value-type="float" office:value="1.00489" calcext:value-type="float">
            <text:p>1.0048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297" calcext:value-type="float">
            <text:p>0.11029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12" calcext:value-type="float">
            <text:p>0.5891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4608E-018" calcext:value-type="float">
            <text:p>3.446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35" calcext:value-type="float">
            <text:p>5.048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72" calcext:value-type="float">
            <text:p>0.588872</text:p>
          </table:table-cell>
          <table:table-cell office:value-type="string" calcext:value-type="string">
            <text:p>e_t_SUMME:</text:p>
          </table:table-cell>
          <table:table-cell office:value-type="float" office:value="-0.0485903" calcext:value-type="float">
            <text:p>-0.0485903</text:p>
          </table:table-cell>
          <table:table-cell office:value-type="string" calcext:value-type="string">
            <text:p>e_t:</text:p>
          </table:table-cell>
          <table:table-cell office:value-type="float" office:value="0.0111285" calcext:value-type="float">
            <text:p>0.0111285</text:p>
          </table:table-cell>
          <table:table-cell office:value-type="string" calcext:value-type="string">
            <text:p>y_t:</text:p>
          </table:table-cell>
          <table:table-cell office:value-type="float" office:value="0.706341" calcext:value-type="float">
            <text:p>0.706341</text:p>
          </table:table-cell>
          <table:table-cell office:value-type="string" calcext:value-type="string">
            <text:p>P:</text:p>
          </table:table-cell>
          <table:table-cell office:value-type="float" office:value="-0.111285" calcext:value-type="float">
            <text:p>-0.111285</text:p>
          </table:table-cell>
          <table:table-cell office:value-type="string" calcext:value-type="string">
            <text:p>I:</text:p>
          </table:table-cell>
          <table:table-cell office:value-type="float" office:value="0.817626" calcext:value-type="float">
            <text:p>0.81762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538" calcext:value-type="float">
            <text:p>0.1105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72" calcext:value-type="float">
            <text:p>0.58887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253E-018" calcext:value-type="float">
            <text:p>3.5925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543" calcext:value-type="float">
            <text:p>5.385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409" calcext:value-type="float">
            <text:p>0.590409</text:p>
          </table:table-cell>
          <table:table-cell office:value-type="string" calcext:value-type="string">
            <text:p>e_t_SUMME:</text:p>
          </table:table-cell>
          <table:table-cell office:value-type="float" office:value="-0.0389994" calcext:value-type="float">
            <text:p>-0.0389994</text:p>
          </table:table-cell>
          <table:table-cell office:value-type="string" calcext:value-type="string">
            <text:p>e_t:</text:p>
          </table:table-cell>
          <table:table-cell office:value-type="float" office:value="0.00959088" calcext:value-type="float">
            <text:p>0.00959088</text:p>
          </table:table-cell>
          <table:table-cell office:value-type="string" calcext:value-type="string">
            <text:p>y_t:</text:p>
          </table:table-cell>
          <table:table-cell office:value-type="float" office:value="0.560332" calcext:value-type="float">
            <text:p>0.560332</text:p>
          </table:table-cell>
          <table:table-cell office:value-type="string" calcext:value-type="string">
            <text:p>P:</text:p>
          </table:table-cell>
          <table:table-cell office:value-type="float" office:value="-0.0959088" calcext:value-type="float">
            <text:p>-0.0959088</text:p>
          </table:table-cell>
          <table:table-cell office:value-type="string" calcext:value-type="string">
            <text:p>I:</text:p>
          </table:table-cell>
          <table:table-cell office:value-type="float" office:value="0.656241" calcext:value-type="float">
            <text:p>0.65624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32" calcext:value-type="float">
            <text:p>0.110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409" calcext:value-type="float">
            <text:p>0.5904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4427E-018" calcext:value-type="float">
            <text:p>3.4442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21" calcext:value-type="float">
            <text:p>5.7212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23" calcext:value-type="float">
            <text:p>0.588823</text:p>
          </table:table-cell>
          <table:table-cell office:value-type="string" calcext:value-type="string">
            <text:p>e_t_SUMME:</text:p>
          </table:table-cell>
          <table:table-cell office:value-type="float" office:value="-0.0278227" calcext:value-type="float">
            <text:p>-0.0278227</text:p>
          </table:table-cell>
          <table:table-cell office:value-type="string" calcext:value-type="string">
            <text:p>e_t:</text:p>
          </table:table-cell>
          <table:table-cell office:value-type="float" office:value="0.0111767" calcext:value-type="float">
            <text:p>0.0111767</text:p>
          </table:table-cell>
          <table:table-cell office:value-type="string" calcext:value-type="string">
            <text:p>y_t:</text:p>
          </table:table-cell>
          <table:table-cell office:value-type="float" office:value="0.356404" calcext:value-type="float">
            <text:p>0.356404</text:p>
          </table:table-cell>
          <table:table-cell office:value-type="string" calcext:value-type="string">
            <text:p>P:</text:p>
          </table:table-cell>
          <table:table-cell office:value-type="float" office:value="-0.111767" calcext:value-type="float">
            <text:p>-0.111767</text:p>
          </table:table-cell>
          <table:table-cell office:value-type="string" calcext:value-type="string">
            <text:p>I:</text:p>
          </table:table-cell>
          <table:table-cell office:value-type="float" office:value="0.468171" calcext:value-type="float">
            <text:p>0.46817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4" calcext:value-type="float">
            <text:p>0.110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23" calcext:value-type="float">
            <text:p>0.58882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225E-018" calcext:value-type="float">
            <text:p>3.552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83" calcext:value-type="float">
            <text:p>6.058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808" calcext:value-type="float">
            <text:p>0.588808</text:p>
          </table:table-cell>
          <table:table-cell office:value-type="string" calcext:value-type="string">
            <text:p>e_t_SUMME:</text:p>
          </table:table-cell>
          <table:table-cell office:value-type="float" office:value="-0.016631" calcext:value-type="float">
            <text:p>-0.016631</text:p>
          </table:table-cell>
          <table:table-cell office:value-type="string" calcext:value-type="string">
            <text:p>e_t:</text:p>
          </table:table-cell>
          <table:table-cell office:value-type="float" office:value="0.0111917" calcext:value-type="float">
            <text:p>0.0111917</text:p>
          </table:table-cell>
          <table:table-cell office:value-type="string" calcext:value-type="string">
            <text:p>y_t:</text:p>
          </table:table-cell>
          <table:table-cell office:value-type="float" office:value="0.167933" calcext:value-type="float">
            <text:p>0.167933</text:p>
          </table:table-cell>
          <table:table-cell office:value-type="string" calcext:value-type="string">
            <text:p>P:</text:p>
          </table:table-cell>
          <table:table-cell office:value-type="float" office:value="-0.111917" calcext:value-type="float">
            <text:p>-0.111917</text:p>
          </table:table-cell>
          <table:table-cell office:value-type="string" calcext:value-type="string">
            <text:p>I:</text:p>
          </table:table-cell>
          <table:table-cell office:value-type="float" office:value="0.27985" calcext:value-type="float">
            <text:p>0.2798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345" calcext:value-type="float">
            <text:p>0.1103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08" calcext:value-type="float">
            <text:p>0.58880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046E-018" calcext:value-type="float">
            <text:p>3.540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536" calcext:value-type="float">
            <text:p>6.395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341" calcext:value-type="float">
            <text:p>0.590341</text:p>
          </table:table-cell>
          <table:table-cell office:value-type="string" calcext:value-type="string">
            <text:p>e_t_SUMME:</text:p>
          </table:table-cell>
          <table:table-cell office:value-type="float" office:value="-0.00697227" calcext:value-type="float">
            <text:p>-0.00697227</text:p>
          </table:table-cell>
          <table:table-cell office:value-type="string" calcext:value-type="string">
            <text:p>e_t:</text:p>
          </table:table-cell>
          <table:table-cell office:value-type="float" office:value="0.00965876" calcext:value-type="float">
            <text:p>0.00965876</text:p>
          </table:table-cell>
          <table:table-cell office:value-type="string" calcext:value-type="string">
            <text:p>y_t:</text:p>
          </table:table-cell>
          <table:table-cell office:value-type="float" office:value="0.0207346" calcext:value-type="float">
            <text:p>0.0207346</text:p>
          </table:table-cell>
          <table:table-cell office:value-type="string" calcext:value-type="string">
            <text:p>P:</text:p>
          </table:table-cell>
          <table:table-cell office:value-type="float" office:value="-0.0965876" calcext:value-type="float">
            <text:p>-0.0965876</text:p>
          </table:table-cell>
          <table:table-cell office:value-type="string" calcext:value-type="string">
            <text:p>I:</text:p>
          </table:table-cell>
          <table:table-cell office:value-type="float" office:value="0.117322" calcext:value-type="float">
            <text:p>0.11732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128" calcext:value-type="float">
            <text:p>0.1101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341" calcext:value-type="float">
            <text:p>0.59034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847E-018" calcext:value-type="float">
            <text:p>3.5684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113" calcext:value-type="float">
            <text:p>6.7311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778" calcext:value-type="float">
            <text:p>0.588778</text:p>
          </table:table-cell>
          <table:table-cell office:value-type="string" calcext:value-type="string">
            <text:p>e_t_SUMME:</text:p>
          </table:table-cell>
          <table:table-cell office:value-type="float" office:value="0.00424971" calcext:value-type="float">
            <text:p>0.00424971</text:p>
          </table:table-cell>
          <table:table-cell office:value-type="string" calcext:value-type="string">
            <text:p>e_t:</text:p>
          </table:table-cell>
          <table:table-cell office:value-type="float" office:value="0.011222" calcext:value-type="float">
            <text:p>0.011222</text:p>
          </table:table-cell>
          <table:table-cell office:value-type="string" calcext:value-type="string">
            <text:p>y_t:</text:p>
          </table:table-cell>
          <table:table-cell office:value-type="float" office:value="-0.183729" calcext:value-type="float">
            <text:p>-0.183729</text:p>
          </table:table-cell>
          <table:table-cell office:value-type="string" calcext:value-type="string">
            <text:p>P:</text:p>
          </table:table-cell>
          <table:table-cell office:value-type="float" office:value="-0.11222" calcext:value-type="float">
            <text:p>-0.11222</text:p>
          </table:table-cell>
          <table:table-cell office:value-type="string" calcext:value-type="string">
            <text:p>I:</text:p>
          </table:table-cell>
          <table:table-cell office:value-type="float" office:value="-0.0715096" calcext:value-type="float">
            <text:p>-0.071509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229" calcext:value-type="float">
            <text:p>0.11022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778" calcext:value-type="float">
            <text:p>0.5887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592E-018" calcext:value-type="float">
            <text:p>3.515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17" calcext:value-type="float">
            <text:p>7.068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307" calcext:value-type="float">
            <text:p>0.590307</text:p>
          </table:table-cell>
          <table:table-cell office:value-type="string" calcext:value-type="string">
            <text:p>e_t_SUMME:</text:p>
          </table:table-cell>
          <table:table-cell office:value-type="float" office:value="0.0139428" calcext:value-type="float">
            <text:p>0.0139428</text:p>
          </table:table-cell>
          <table:table-cell office:value-type="string" calcext:value-type="string">
            <text:p>e_t:</text:p>
          </table:table-cell>
          <table:table-cell office:value-type="float" office:value="0.00969307" calcext:value-type="float">
            <text:p>0.00969307</text:p>
          </table:table-cell>
          <table:table-cell office:value-type="string" calcext:value-type="string">
            <text:p>y_t:</text:p>
          </table:table-cell>
          <table:table-cell office:value-type="float" office:value="-0.331545" calcext:value-type="float">
            <text:p>-0.331545</text:p>
          </table:table-cell>
          <table:table-cell office:value-type="string" calcext:value-type="string">
            <text:p>P:</text:p>
          </table:table-cell>
          <table:table-cell office:value-type="float" office:value="-0.0969307" calcext:value-type="float">
            <text:p>-0.0969307</text:p>
          </table:table-cell>
          <table:table-cell office:value-type="string" calcext:value-type="string">
            <text:p>I:</text:p>
          </table:table-cell>
          <table:table-cell office:value-type="float" office:value="-0.234614" calcext:value-type="float">
            <text:p>-0.23461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019" calcext:value-type="float">
            <text:p>0.1100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307" calcext:value-type="float">
            <text:p>0.59030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98E-018" calcext:value-type="float">
            <text:p>3.469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391" calcext:value-type="float">
            <text:p>7.403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719" calcext:value-type="float">
            <text:p>0.588719</text:p>
          </table:table-cell>
          <table:table-cell office:value-type="string" calcext:value-type="string">
            <text:p>e_t_SUMME:</text:p>
          </table:table-cell>
          <table:table-cell office:value-type="float" office:value="0.0252242" calcext:value-type="float">
            <text:p>0.0252242</text:p>
          </table:table-cell>
          <table:table-cell office:value-type="string" calcext:value-type="string">
            <text:p>e_t:</text:p>
          </table:table-cell>
          <table:table-cell office:value-type="float" office:value="0.0112814" calcext:value-type="float">
            <text:p>0.0112814</text:p>
          </table:table-cell>
          <table:table-cell office:value-type="string" calcext:value-type="string">
            <text:p>y_t:</text:p>
          </table:table-cell>
          <table:table-cell office:value-type="float" office:value="-0.537261" calcext:value-type="float">
            <text:p>-0.537261</text:p>
          </table:table-cell>
          <table:table-cell office:value-type="string" calcext:value-type="string">
            <text:p>P:</text:p>
          </table:table-cell>
          <table:table-cell office:value-type="float" office:value="-0.112814" calcext:value-type="float">
            <text:p>-0.112814</text:p>
          </table:table-cell>
          <table:table-cell office:value-type="string" calcext:value-type="string">
            <text:p>I:</text:p>
          </table:table-cell>
          <table:table-cell office:value-type="float" office:value="-0.424446" calcext:value-type="float">
            <text:p>-0.42444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105" calcext:value-type="float">
            <text:p>0.11010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719" calcext:value-type="float">
            <text:p>0.58871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333E-018" calcext:value-type="float">
            <text:p>3.5933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96" calcext:value-type="float">
            <text:p>7.740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714" calcext:value-type="float">
            <text:p>0.588714</text:p>
          </table:table-cell>
          <table:table-cell office:value-type="string" calcext:value-type="string">
            <text:p>e_t_SUMME:</text:p>
          </table:table-cell>
          <table:table-cell office:value-type="float" office:value="0.0365101" calcext:value-type="float">
            <text:p>0.0365101</text:p>
          </table:table-cell>
          <table:table-cell office:value-type="string" calcext:value-type="string">
            <text:p>e_t:</text:p>
          </table:table-cell>
          <table:table-cell office:value-type="float" office:value="0.0112859" calcext:value-type="float">
            <text:p>0.0112859</text:p>
          </table:table-cell>
          <table:table-cell office:value-type="string" calcext:value-type="string">
            <text:p>y_t:</text:p>
          </table:table-cell>
          <table:table-cell office:value-type="float" office:value="-0.727213" calcext:value-type="float">
            <text:p>-0.727213</text:p>
          </table:table-cell>
          <table:table-cell office:value-type="string" calcext:value-type="string">
            <text:p>P:</text:p>
          </table:table-cell>
          <table:table-cell office:value-type="float" office:value="-0.112859" calcext:value-type="float">
            <text:p>-0.112859</text:p>
          </table:table-cell>
          <table:table-cell office:value-type="string" calcext:value-type="string">
            <text:p>I:</text:p>
          </table:table-cell>
          <table:table-cell office:value-type="float" office:value="-0.614354" calcext:value-type="float">
            <text:p>-0.61435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0044" calcext:value-type="float">
            <text:p>0.1100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714" calcext:value-type="float">
            <text:p>0.58871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996E-018" calcext:value-type="float">
            <text:p>3.4599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98" calcext:value-type="float">
            <text:p>8.0779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229" calcext:value-type="float">
            <text:p>0.590229</text:p>
          </table:table-cell>
          <table:table-cell office:value-type="string" calcext:value-type="string">
            <text:p>e_t_SUMME:</text:p>
          </table:table-cell>
          <table:table-cell office:value-type="float" office:value="0.0462815" calcext:value-type="float">
            <text:p>0.0462815</text:p>
          </table:table-cell>
          <table:table-cell office:value-type="string" calcext:value-type="string">
            <text:p>e_t:</text:p>
          </table:table-cell>
          <table:table-cell office:value-type="float" office:value="0.00977142" calcext:value-type="float">
            <text:p>0.00977142</text:p>
          </table:table-cell>
          <table:table-cell office:value-type="string" calcext:value-type="string">
            <text:p>y_t:</text:p>
          </table:table-cell>
          <table:table-cell office:value-type="float" office:value="-0.876492" calcext:value-type="float">
            <text:p>-0.876492</text:p>
          </table:table-cell>
          <table:table-cell office:value-type="string" calcext:value-type="string">
            <text:p>P:</text:p>
          </table:table-cell>
          <table:table-cell office:value-type="float" office:value="-0.0977143" calcext:value-type="float">
            <text:p>-0.0977143</text:p>
          </table:table-cell>
          <table:table-cell office:value-type="string" calcext:value-type="string">
            <text:p>I:</text:p>
          </table:table-cell>
          <table:table-cell office:value-type="float" office:value="-0.778777" calcext:value-type="float">
            <text:p>-0.77877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846" calcext:value-type="float">
            <text:p>0.10984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229" calcext:value-type="float">
            <text:p>0.59022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21E-018" calcext:value-type="float">
            <text:p>3.512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72" calcext:value-type="float">
            <text:p>8.4137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678" calcext:value-type="float">
            <text:p>0.588678</text:p>
          </table:table-cell>
          <table:table-cell office:value-type="string" calcext:value-type="string">
            <text:p>e_t_SUMME:</text:p>
          </table:table-cell>
          <table:table-cell office:value-type="float" office:value="0.0576035" calcext:value-type="float">
            <text:p>0.0576035</text:p>
          </table:table-cell>
          <table:table-cell office:value-type="string" calcext:value-type="string">
            <text:p>e_t:</text:p>
          </table:table-cell>
          <table:table-cell office:value-type="float" office:value="0.011322" calcext:value-type="float">
            <text:p>0.011322</text:p>
          </table:table-cell>
          <table:table-cell office:value-type="string" calcext:value-type="string">
            <text:p>y_t:</text:p>
          </table:table-cell>
          <table:table-cell office:value-type="float" office:value="-1.08251" calcext:value-type="float">
            <text:p>-1.08251</text:p>
          </table:table-cell>
          <table:table-cell office:value-type="string" calcext:value-type="string">
            <text:p>P:</text:p>
          </table:table-cell>
          <table:table-cell office:value-type="float" office:value="-0.11322" calcext:value-type="float">
            <text:p>-0.11322</text:p>
          </table:table-cell>
          <table:table-cell office:value-type="string" calcext:value-type="string">
            <text:p>I:</text:p>
          </table:table-cell>
          <table:table-cell office:value-type="float" office:value="-0.969292" calcext:value-type="float">
            <text:p>-0.96929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938" calcext:value-type="float">
            <text:p>0.1099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678" calcext:value-type="float">
            <text:p>0.5886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786E-018" calcext:value-type="float">
            <text:p>3.37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72" calcext:value-type="float">
            <text:p>8.7507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65" calcext:value-type="float">
            <text:p>0.58865</text:p>
          </table:table-cell>
          <table:table-cell office:value-type="string" calcext:value-type="string">
            <text:p>e_t_SUMME:</text:p>
          </table:table-cell>
          <table:table-cell office:value-type="float" office:value="0.0689534" calcext:value-type="float">
            <text:p>0.0689534</text:p>
          </table:table-cell>
          <table:table-cell office:value-type="string" calcext:value-type="string">
            <text:p>e_t:</text:p>
          </table:table-cell>
          <table:table-cell office:value-type="float" office:value="0.0113499" calcext:value-type="float">
            <text:p>0.0113499</text:p>
          </table:table-cell>
          <table:table-cell office:value-type="string" calcext:value-type="string">
            <text:p>y_t:</text:p>
          </table:table-cell>
          <table:table-cell office:value-type="float" office:value="-1.27378" calcext:value-type="float">
            <text:p>-1.27378</text:p>
          </table:table-cell>
          <table:table-cell office:value-type="string" calcext:value-type="string">
            <text:p>P:</text:p>
          </table:table-cell>
          <table:table-cell office:value-type="float" office:value="-0.113499" calcext:value-type="float">
            <text:p>-0.113499</text:p>
          </table:table-cell>
          <table:table-cell office:value-type="string" calcext:value-type="string">
            <text:p>I:</text:p>
          </table:table-cell>
          <table:table-cell office:value-type="float" office:value="-1.16028" calcext:value-type="float">
            <text:p>-1.1602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876" calcext:value-type="float">
            <text:p>0.10987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65" calcext:value-type="float">
            <text:p>0.588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215E-018" calcext:value-type="float">
            <text:p>3.4921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773" calcext:value-type="float">
            <text:p>9.087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213" calcext:value-type="float">
            <text:p>0.590213</text:p>
          </table:table-cell>
          <table:table-cell office:value-type="string" calcext:value-type="string">
            <text:p>e_t_SUMME:</text:p>
          </table:table-cell>
          <table:table-cell office:value-type="float" office:value="0.0787407" calcext:value-type="float">
            <text:p>0.0787407</text:p>
          </table:table-cell>
          <table:table-cell office:value-type="string" calcext:value-type="string">
            <text:p>e_t:</text:p>
          </table:table-cell>
          <table:table-cell office:value-type="float" office:value="0.00978728" calcext:value-type="float">
            <text:p>0.00978728</text:p>
          </table:table-cell>
          <table:table-cell office:value-type="string" calcext:value-type="string">
            <text:p>y_t:</text:p>
          </table:table-cell>
          <table:table-cell office:value-type="float" office:value="-1.42284" calcext:value-type="float">
            <text:p>-1.42284</text:p>
          </table:table-cell>
          <table:table-cell office:value-type="string" calcext:value-type="string">
            <text:p>P:</text:p>
          </table:table-cell>
          <table:table-cell office:value-type="float" office:value="-0.0978728" calcext:value-type="float">
            <text:p>-0.0978728</text:p>
          </table:table-cell>
          <table:table-cell office:value-type="string" calcext:value-type="string">
            <text:p>I:</text:p>
          </table:table-cell>
          <table:table-cell office:value-type="float" office:value="-1.32497" calcext:value-type="float">
            <text:p>-1.3249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681" calcext:value-type="float">
            <text:p>0.10968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213" calcext:value-type="float">
            <text:p>0.5902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547E-018" calcext:value-type="float">
            <text:p>3.5054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344" calcext:value-type="float">
            <text:p>9.423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6" calcext:value-type="float">
            <text:p>0.5886</text:p>
          </table:table-cell>
          <table:table-cell office:value-type="string" calcext:value-type="string">
            <text:p>e_t_SUMME:</text:p>
          </table:table-cell>
          <table:table-cell office:value-type="float" office:value="0.090141" calcext:value-type="float">
            <text:p>0.090141</text:p>
          </table:table-cell>
          <table:table-cell office:value-type="string" calcext:value-type="string">
            <text:p>e_t:</text:p>
          </table:table-cell>
          <table:table-cell office:value-type="float" office:value="0.0114003" calcext:value-type="float">
            <text:p>0.0114003</text:p>
          </table:table-cell>
          <table:table-cell office:value-type="string" calcext:value-type="string">
            <text:p>y_t:</text:p>
          </table:table-cell>
          <table:table-cell office:value-type="float" office:value="-1.6308" calcext:value-type="float">
            <text:p>-1.6308</text:p>
          </table:table-cell>
          <table:table-cell office:value-type="string" calcext:value-type="string">
            <text:p>P:</text:p>
          </table:table-cell>
          <table:table-cell office:value-type="float" office:value="-0.114003" calcext:value-type="float">
            <text:p>-0.114003</text:p>
          </table:table-cell>
          <table:table-cell office:value-type="string" calcext:value-type="string">
            <text:p>I:</text:p>
          </table:table-cell>
          <table:table-cell office:value-type="float" office:value="-1.5168" calcext:value-type="float">
            <text:p>-1.516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793" calcext:value-type="float">
            <text:p>0.1097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6" calcext:value-type="float">
            <text:p>0.588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925E-018" calcext:value-type="float">
            <text:p>3.529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45" calcext:value-type="float">
            <text:p>9.760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17" calcext:value-type="float">
            <text:p>0.588417</text:p>
          </table:table-cell>
          <table:table-cell office:value-type="string" calcext:value-type="string">
            <text:p>e_t_SUMME:</text:p>
          </table:table-cell>
          <table:table-cell office:value-type="float" office:value="0.101724" calcext:value-type="float">
            <text:p>0.101724</text:p>
          </table:table-cell>
          <table:table-cell office:value-type="string" calcext:value-type="string">
            <text:p>e_t:</text:p>
          </table:table-cell>
          <table:table-cell office:value-type="float" office:value="0.0115828" calcext:value-type="float">
            <text:p>0.0115828</text:p>
          </table:table-cell>
          <table:table-cell office:value-type="string" calcext:value-type="string">
            <text:p>y_t:</text:p>
          </table:table-cell>
          <table:table-cell office:value-type="float" office:value="-1.82753" calcext:value-type="float">
            <text:p>-1.82753</text:p>
          </table:table-cell>
          <table:table-cell office:value-type="string" calcext:value-type="string">
            <text:p>P:</text:p>
          </table:table-cell>
          <table:table-cell office:value-type="float" office:value="-0.115828" calcext:value-type="float">
            <text:p>-0.115828</text:p>
          </table:table-cell>
          <table:table-cell office:value-type="string" calcext:value-type="string">
            <text:p>I:</text:p>
          </table:table-cell>
          <table:table-cell office:value-type="float" office:value="-1.7117" calcext:value-type="float">
            <text:p>-1.711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719" calcext:value-type="float">
            <text:p>0.1097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17" calcext:value-type="float">
            <text:p>0.58841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369E-018" calcext:value-type="float">
            <text:p>3.553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75" calcext:value-type="float">
            <text:p>10.09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138" calcext:value-type="float">
            <text:p>0.590138</text:p>
          </table:table-cell>
          <table:table-cell office:value-type="string" calcext:value-type="string">
            <text:p>e_t_SUMME:</text:p>
          </table:table-cell>
          <table:table-cell office:value-type="float" office:value="0.111586" calcext:value-type="float">
            <text:p>0.111586</text:p>
          </table:table-cell>
          <table:table-cell office:value-type="string" calcext:value-type="string">
            <text:p>e_t:</text:p>
          </table:table-cell>
          <table:table-cell office:value-type="float" office:value="0.009862" calcext:value-type="float">
            <text:p>0.009862</text:p>
          </table:table-cell>
          <table:table-cell office:value-type="string" calcext:value-type="string">
            <text:p>y_t:</text:p>
          </table:table-cell>
          <table:table-cell office:value-type="float" office:value="-1.97627" calcext:value-type="float">
            <text:p>-1.97627</text:p>
          </table:table-cell>
          <table:table-cell office:value-type="string" calcext:value-type="string">
            <text:p>P:</text:p>
          </table:table-cell>
          <table:table-cell office:value-type="float" office:value="-0.09862" calcext:value-type="float">
            <text:p>-0.09862</text:p>
          </table:table-cell>
          <table:table-cell office:value-type="string" calcext:value-type="string">
            <text:p>I:</text:p>
          </table:table-cell>
          <table:table-cell office:value-type="float" office:value="-1.87765" calcext:value-type="float">
            <text:p>-1.8776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517" calcext:value-type="float">
            <text:p>0.10951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138" calcext:value-type="float">
            <text:p>0.59013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954E-018" calcext:value-type="float">
            <text:p>3.499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32" calcext:value-type="float">
            <text:p>10.43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549" calcext:value-type="float">
            <text:p>0.588549</text:p>
          </table:table-cell>
          <table:table-cell office:value-type="string" calcext:value-type="string">
            <text:p>e_t_SUMME:</text:p>
          </table:table-cell>
          <table:table-cell office:value-type="float" office:value="0.123037" calcext:value-type="float">
            <text:p>0.123037</text:p>
          </table:table-cell>
          <table:table-cell office:value-type="string" calcext:value-type="string">
            <text:p>e_t:</text:p>
          </table:table-cell>
          <table:table-cell office:value-type="float" office:value="0.0114512" calcext:value-type="float">
            <text:p>0.0114512</text:p>
          </table:table-cell>
          <table:table-cell office:value-type="string" calcext:value-type="string">
            <text:p>y_t:</text:p>
          </table:table-cell>
          <table:table-cell office:value-type="float" office:value="-2.18485" calcext:value-type="float">
            <text:p>-2.18485</text:p>
          </table:table-cell>
          <table:table-cell office:value-type="string" calcext:value-type="string">
            <text:p>P:</text:p>
          </table:table-cell>
          <table:table-cell office:value-type="float" office:value="-0.114512" calcext:value-type="float">
            <text:p>-0.114512</text:p>
          </table:table-cell>
          <table:table-cell office:value-type="string" calcext:value-type="string">
            <text:p>I:</text:p>
          </table:table-cell>
          <table:table-cell office:value-type="float" office:value="-2.07034" calcext:value-type="float">
            <text:p>-2.070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648" calcext:value-type="float">
            <text:p>0.10964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549" calcext:value-type="float">
            <text:p>0.5885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439E-018" calcext:value-type="float">
            <text:p>3.534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701" calcext:value-type="float">
            <text:p>10.770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099" calcext:value-type="float">
            <text:p>0.590099</text:p>
          </table:table-cell>
          <table:table-cell office:value-type="string" calcext:value-type="string">
            <text:p>e_t_SUMME:</text:p>
          </table:table-cell>
          <table:table-cell office:value-type="float" office:value="0.132938" calcext:value-type="float">
            <text:p>0.132938</text:p>
          </table:table-cell>
          <table:table-cell office:value-type="string" calcext:value-type="string">
            <text:p>e_t:</text:p>
          </table:table-cell>
          <table:table-cell office:value-type="float" office:value="0.00990136" calcext:value-type="float">
            <text:p>0.00990136</text:p>
          </table:table-cell>
          <table:table-cell office:value-type="string" calcext:value-type="string">
            <text:p>y_t:</text:p>
          </table:table-cell>
          <table:table-cell office:value-type="float" office:value="-2.33596" calcext:value-type="float">
            <text:p>-2.33596</text:p>
          </table:table-cell>
          <table:table-cell office:value-type="string" calcext:value-type="string">
            <text:p>P:</text:p>
          </table:table-cell>
          <table:table-cell office:value-type="float" office:value="-0.0990136" calcext:value-type="float">
            <text:p>-0.0990136</text:p>
          </table:table-cell>
          <table:table-cell office:value-type="string" calcext:value-type="string">
            <text:p>I:</text:p>
          </table:table-cell>
          <table:table-cell office:value-type="float" office:value="-2.23695" calcext:value-type="float">
            <text:p>-2.2369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439" calcext:value-type="float">
            <text:p>0.1094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099" calcext:value-type="float">
            <text:p>0.59009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982E-018" calcext:value-type="float">
            <text:p>3.4598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58" calcext:value-type="float">
            <text:p>11.10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524" calcext:value-type="float">
            <text:p>0.588524</text:p>
          </table:table-cell>
          <table:table-cell office:value-type="string" calcext:value-type="string">
            <text:p>e_t_SUMME:</text:p>
          </table:table-cell>
          <table:table-cell office:value-type="float" office:value="0.144414" calcext:value-type="float">
            <text:p>0.144414</text:p>
          </table:table-cell>
          <table:table-cell office:value-type="string" calcext:value-type="string">
            <text:p>e_t:</text:p>
          </table:table-cell>
          <table:table-cell office:value-type="float" office:value="0.0114758" calcext:value-type="float">
            <text:p>0.0114758</text:p>
          </table:table-cell>
          <table:table-cell office:value-type="string" calcext:value-type="string">
            <text:p>y_t:</text:p>
          </table:table-cell>
          <table:table-cell office:value-type="float" office:value="-2.54481" calcext:value-type="float">
            <text:p>-2.54481</text:p>
          </table:table-cell>
          <table:table-cell office:value-type="string" calcext:value-type="string">
            <text:p>P:</text:p>
          </table:table-cell>
          <table:table-cell office:value-type="float" office:value="-0.114758" calcext:value-type="float">
            <text:p>-0.114758</text:p>
          </table:table-cell>
          <table:table-cell office:value-type="string" calcext:value-type="string">
            <text:p>I:</text:p>
          </table:table-cell>
          <table:table-cell office:value-type="float" office:value="-2.43005" calcext:value-type="float">
            <text:p>-2.4300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532" calcext:value-type="float">
            <text:p>0.1095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524" calcext:value-type="float">
            <text:p>0.58852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445E-018" calcext:value-type="float">
            <text:p>3.484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8" calcext:value-type="float">
            <text:p>11.44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99" calcext:value-type="float">
            <text:p>0.588499</text:p>
          </table:table-cell>
          <table:table-cell office:value-type="string" calcext:value-type="string">
            <text:p>e_t_SUMME:</text:p>
          </table:table-cell>
          <table:table-cell office:value-type="float" office:value="0.155915" calcext:value-type="float">
            <text:p>0.155915</text:p>
          </table:table-cell>
          <table:table-cell office:value-type="string" calcext:value-type="string">
            <text:p>e_t:</text:p>
          </table:table-cell>
          <table:table-cell office:value-type="float" office:value="0.0115008" calcext:value-type="float">
            <text:p>0.0115008</text:p>
          </table:table-cell>
          <table:table-cell office:value-type="string" calcext:value-type="string">
            <text:p>y_t:</text:p>
          </table:table-cell>
          <table:table-cell office:value-type="float" office:value="-2.73858" calcext:value-type="float">
            <text:p>-2.73858</text:p>
          </table:table-cell>
          <table:table-cell office:value-type="string" calcext:value-type="string">
            <text:p>P:</text:p>
          </table:table-cell>
          <table:table-cell office:value-type="float" office:value="-0.115008" calcext:value-type="float">
            <text:p>-0.115008</text:p>
          </table:table-cell>
          <table:table-cell office:value-type="string" calcext:value-type="string">
            <text:p>I:</text:p>
          </table:table-cell>
          <table:table-cell office:value-type="float" office:value="-2.62357" calcext:value-type="float">
            <text:p>-2.6235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499" calcext:value-type="float">
            <text:p>0.10949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99" calcext:value-type="float">
            <text:p>0.58849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809E-018" calcext:value-type="float">
            <text:p>3.458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7" calcext:value-type="float">
            <text:p>11.779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522" calcext:value-type="float">
            <text:p>0.588522</text:p>
          </table:table-cell>
          <table:table-cell office:value-type="string" calcext:value-type="string">
            <text:p>e_t_SUMME:</text:p>
          </table:table-cell>
          <table:table-cell office:value-type="float" office:value="0.167393" calcext:value-type="float">
            <text:p>0.167393</text:p>
          </table:table-cell>
          <table:table-cell office:value-type="string" calcext:value-type="string">
            <text:p>e_t:</text:p>
          </table:table-cell>
          <table:table-cell office:value-type="float" office:value="0.0114777" calcext:value-type="float">
            <text:p>0.0114777</text:p>
          </table:table-cell>
          <table:table-cell office:value-type="string" calcext:value-type="string">
            <text:p>y_t:</text:p>
          </table:table-cell>
          <table:table-cell office:value-type="float" office:value="-2.93149" calcext:value-type="float">
            <text:p>-2.93149</text:p>
          </table:table-cell>
          <table:table-cell office:value-type="string" calcext:value-type="string">
            <text:p>P:</text:p>
          </table:table-cell>
          <table:table-cell office:value-type="float" office:value="-0.114777" calcext:value-type="float">
            <text:p>-0.114777</text:p>
          </table:table-cell>
          <table:table-cell office:value-type="string" calcext:value-type="string">
            <text:p>I:</text:p>
          </table:table-cell>
          <table:table-cell office:value-type="float" office:value="-2.81671" calcext:value-type="float">
            <text:p>-2.8167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457" calcext:value-type="float">
            <text:p>0.1094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522" calcext:value-type="float">
            <text:p>0.58852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028E-018" calcext:value-type="float">
            <text:p>3.402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67" calcext:value-type="float">
            <text:p>12.116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0034" calcext:value-type="float">
            <text:p>0.590034</text:p>
          </table:table-cell>
          <table:table-cell office:value-type="string" calcext:value-type="string">
            <text:p>e_t_SUMME:</text:p>
          </table:table-cell>
          <table:table-cell office:value-type="float" office:value="0.177359" calcext:value-type="float">
            <text:p>0.177359</text:p>
          </table:table-cell>
          <table:table-cell office:value-type="string" calcext:value-type="string">
            <text:p>e_t:</text:p>
          </table:table-cell>
          <table:table-cell office:value-type="float" office:value="0.00996638" calcext:value-type="float">
            <text:p>0.00996638</text:p>
          </table:table-cell>
          <table:table-cell office:value-type="string" calcext:value-type="string">
            <text:p>y_t:</text:p>
          </table:table-cell>
          <table:table-cell office:value-type="float" office:value="-3.08408" calcext:value-type="float">
            <text:p>-3.08408</text:p>
          </table:table-cell>
          <table:table-cell office:value-type="string" calcext:value-type="string">
            <text:p>P:</text:p>
          </table:table-cell>
          <table:table-cell office:value-type="float" office:value="-0.0996638" calcext:value-type="float">
            <text:p>-0.0996638</text:p>
          </table:table-cell>
          <table:table-cell office:value-type="string" calcext:value-type="string">
            <text:p>I:</text:p>
          </table:table-cell>
          <table:table-cell office:value-type="float" office:value="-2.98441" calcext:value-type="float">
            <text:p>-2.9844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234" calcext:value-type="float">
            <text:p>0.1092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0034" calcext:value-type="float">
            <text:p>0.5900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029E-018" calcext:value-type="float">
            <text:p>3.5602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3" calcext:value-type="float">
            <text:p>12.452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39" calcext:value-type="float">
            <text:p>0.588439</text:p>
          </table:table-cell>
          <table:table-cell office:value-type="string" calcext:value-type="string">
            <text:p>e_t_SUMME:</text:p>
          </table:table-cell>
          <table:table-cell office:value-type="float" office:value="0.18892" calcext:value-type="float">
            <text:p>0.18892</text:p>
          </table:table-cell>
          <table:table-cell office:value-type="string" calcext:value-type="string">
            <text:p>e_t:</text:p>
          </table:table-cell>
          <table:table-cell office:value-type="float" office:value="0.011561" calcext:value-type="float">
            <text:p>0.011561</text:p>
          </table:table-cell>
          <table:table-cell office:value-type="string" calcext:value-type="string">
            <text:p>y_t:</text:p>
          </table:table-cell>
          <table:table-cell office:value-type="float" office:value="-3.29456" calcext:value-type="float">
            <text:p>-3.29456</text:p>
          </table:table-cell>
          <table:table-cell office:value-type="string" calcext:value-type="string">
            <text:p>P:</text:p>
          </table:table-cell>
          <table:table-cell office:value-type="float" office:value="-0.11561" calcext:value-type="float">
            <text:p>-0.11561</text:p>
          </table:table-cell>
          <table:table-cell office:value-type="string" calcext:value-type="string">
            <text:p>I:</text:p>
          </table:table-cell>
          <table:table-cell office:value-type="float" office:value="-3.17895" calcext:value-type="float">
            <text:p>-3.1789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359" calcext:value-type="float">
            <text:p>0.10935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39" calcext:value-type="float">
            <text:p>0.58843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206E-018" calcext:value-type="float">
            <text:p>3.4120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93" calcext:value-type="float">
            <text:p>12.78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74" calcext:value-type="float">
            <text:p>0.588474</text:p>
          </table:table-cell>
          <table:table-cell office:value-type="string" calcext:value-type="string">
            <text:p>e_t_SUMME:</text:p>
          </table:table-cell>
          <table:table-cell office:value-type="float" office:value="0.200445" calcext:value-type="float">
            <text:p>0.200445</text:p>
          </table:table-cell>
          <table:table-cell office:value-type="string" calcext:value-type="string">
            <text:p>e_t:</text:p>
          </table:table-cell>
          <table:table-cell office:value-type="float" office:value="0.0115255" calcext:value-type="float">
            <text:p>0.0115255</text:p>
          </table:table-cell>
          <table:table-cell office:value-type="string" calcext:value-type="string">
            <text:p>y_t:</text:p>
          </table:table-cell>
          <table:table-cell office:value-type="float" office:value="-3.48814" calcext:value-type="float">
            <text:p>-3.48814</text:p>
          </table:table-cell>
          <table:table-cell office:value-type="string" calcext:value-type="string">
            <text:p>P:</text:p>
          </table:table-cell>
          <table:table-cell office:value-type="float" office:value="-0.115255" calcext:value-type="float">
            <text:p>-0.115255</text:p>
          </table:table-cell>
          <table:table-cell office:value-type="string" calcext:value-type="string">
            <text:p>I:</text:p>
          </table:table-cell>
          <table:table-cell office:value-type="float" office:value="-3.37289" calcext:value-type="float">
            <text:p>-3.3728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321" calcext:value-type="float">
            <text:p>0.10932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74" calcext:value-type="float">
            <text:p>0.5884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45E-018" calcext:value-type="float">
            <text:p>3.52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62" calcext:value-type="float">
            <text:p>13.12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974" calcext:value-type="float">
            <text:p>0.589974</text:p>
          </table:table-cell>
          <table:table-cell office:value-type="string" calcext:value-type="string">
            <text:p>e_t_SUMME:</text:p>
          </table:table-cell>
          <table:table-cell office:value-type="float" office:value="0.210471" calcext:value-type="float">
            <text:p>0.210471</text:p>
          </table:table-cell>
          <table:table-cell office:value-type="string" calcext:value-type="string">
            <text:p>e_t:</text:p>
          </table:table-cell>
          <table:table-cell office:value-type="float" office:value="0.0100258" calcext:value-type="float">
            <text:p>0.0100258</text:p>
          </table:table-cell>
          <table:table-cell office:value-type="string" calcext:value-type="string">
            <text:p>y_t:</text:p>
          </table:table-cell>
          <table:table-cell office:value-type="float" office:value="-3.64185" calcext:value-type="float">
            <text:p>-3.64185</text:p>
          </table:table-cell>
          <table:table-cell office:value-type="string" calcext:value-type="string">
            <text:p>P:</text:p>
          </table:table-cell>
          <table:table-cell office:value-type="float" office:value="-0.100258" calcext:value-type="float">
            <text:p>-0.100258</text:p>
          </table:table-cell>
          <table:table-cell office:value-type="string" calcext:value-type="string">
            <text:p>I:</text:p>
          </table:table-cell>
          <table:table-cell office:value-type="float" office:value="-3.54159" calcext:value-type="float">
            <text:p>-3.5415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115" calcext:value-type="float">
            <text:p>0.1091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974" calcext:value-type="float">
            <text:p>0.5899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224E-018" calcext:value-type="float">
            <text:p>3.5922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9" calcext:value-type="float">
            <text:p>13.461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06" calcext:value-type="float">
            <text:p>0.588406</text:p>
          </table:table-cell>
          <table:table-cell office:value-type="string" calcext:value-type="string">
            <text:p>e_t_SUMME:</text:p>
          </table:table-cell>
          <table:table-cell office:value-type="float" office:value="0.222065" calcext:value-type="float">
            <text:p>0.222065</text:p>
          </table:table-cell>
          <table:table-cell office:value-type="string" calcext:value-type="string">
            <text:p>e_t:</text:p>
          </table:table-cell>
          <table:table-cell office:value-type="float" office:value="0.0115941" calcext:value-type="float">
            <text:p>0.0115941</text:p>
          </table:table-cell>
          <table:table-cell office:value-type="string" calcext:value-type="string">
            <text:p>y_t:</text:p>
          </table:table-cell>
          <table:table-cell office:value-type="float" office:value="-3.85262" calcext:value-type="float">
            <text:p>-3.85262</text:p>
          </table:table-cell>
          <table:table-cell office:value-type="string" calcext:value-type="string">
            <text:p>P:</text:p>
          </table:table-cell>
          <table:table-cell office:value-type="float" office:value="-0.115941" calcext:value-type="float">
            <text:p>-0.115941</text:p>
          </table:table-cell>
          <table:table-cell office:value-type="string" calcext:value-type="string">
            <text:p>I:</text:p>
          </table:table-cell>
          <table:table-cell office:value-type="float" office:value="-3.73668" calcext:value-type="float">
            <text:p>-3.7366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231" calcext:value-type="float">
            <text:p>0.1092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06" calcext:value-type="float">
            <text:p>0.58840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995E-018" calcext:value-type="float">
            <text:p>3.4699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88" calcext:value-type="float">
            <text:p>13.798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23" calcext:value-type="float">
            <text:p>0.588423</text:p>
          </table:table-cell>
          <table:table-cell office:value-type="string" calcext:value-type="string">
            <text:p>e_t_SUMME:</text:p>
          </table:table-cell>
          <table:table-cell office:value-type="float" office:value="0.233643" calcext:value-type="float">
            <text:p>0.233643</text:p>
          </table:table-cell>
          <table:table-cell office:value-type="string" calcext:value-type="string">
            <text:p>e_t:</text:p>
          </table:table-cell>
          <table:table-cell office:value-type="float" office:value="0.0115773" calcext:value-type="float">
            <text:p>0.0115773</text:p>
          </table:table-cell>
          <table:table-cell office:value-type="string" calcext:value-type="string">
            <text:p>y_t:</text:p>
          </table:table-cell>
          <table:table-cell office:value-type="float" office:value="-4.04727" calcext:value-type="float">
            <text:p>-4.04727</text:p>
          </table:table-cell>
          <table:table-cell office:value-type="string" calcext:value-type="string">
            <text:p>P:</text:p>
          </table:table-cell>
          <table:table-cell office:value-type="float" office:value="-0.115773" calcext:value-type="float">
            <text:p>-0.115773</text:p>
          </table:table-cell>
          <table:table-cell office:value-type="string" calcext:value-type="string">
            <text:p>I:</text:p>
          </table:table-cell>
          <table:table-cell office:value-type="float" office:value="-3.93149" calcext:value-type="float">
            <text:p>-3.931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204" calcext:value-type="float">
            <text:p>0.10920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423" calcext:value-type="float">
            <text:p>0.58842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7823E-018" calcext:value-type="float">
            <text:p>3.5782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7" calcext:value-type="float">
            <text:p>14.135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938" calcext:value-type="float">
            <text:p>0.589938</text:p>
          </table:table-cell>
          <table:table-cell office:value-type="string" calcext:value-type="string">
            <text:p>e_t_SUMME:</text:p>
          </table:table-cell>
          <table:table-cell office:value-type="float" office:value="0.243705" calcext:value-type="float">
            <text:p>0.243705</text:p>
          </table:table-cell>
          <table:table-cell office:value-type="string" calcext:value-type="string">
            <text:p>e_t:</text:p>
          </table:table-cell>
          <table:table-cell office:value-type="float" office:value="0.0100623" calcext:value-type="float">
            <text:p>0.0100623</text:p>
          </table:table-cell>
          <table:table-cell office:value-type="string" calcext:value-type="string">
            <text:p>y_t:</text:p>
          </table:table-cell>
          <table:table-cell office:value-type="float" office:value="-4.20144" calcext:value-type="float">
            <text:p>-4.20144</text:p>
          </table:table-cell>
          <table:table-cell office:value-type="string" calcext:value-type="string">
            <text:p>P:</text:p>
          </table:table-cell>
          <table:table-cell office:value-type="float" office:value="-0.100623" calcext:value-type="float">
            <text:p>-0.100623</text:p>
          </table:table-cell>
          <table:table-cell office:value-type="string" calcext:value-type="string">
            <text:p>I:</text:p>
          </table:table-cell>
          <table:table-cell office:value-type="float" office:value="-4.10081" calcext:value-type="float">
            <text:p>-4.1008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" calcext:value-type="float">
            <text:p>0.1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938" calcext:value-type="float">
            <text:p>0.58993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509E-018" calcext:value-type="float">
            <text:p>3.505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4" calcext:value-type="float">
            <text:p>14.471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352" calcext:value-type="float">
            <text:p>0.588352</text:p>
          </table:table-cell>
          <table:table-cell office:value-type="string" calcext:value-type="string">
            <text:p>e_t_SUMME:</text:p>
          </table:table-cell>
          <table:table-cell office:value-type="float" office:value="0.255353" calcext:value-type="float">
            <text:p>0.255353</text:p>
          </table:table-cell>
          <table:table-cell office:value-type="string" calcext:value-type="string">
            <text:p>e_t:</text:p>
          </table:table-cell>
          <table:table-cell office:value-type="float" office:value="0.0116481" calcext:value-type="float">
            <text:p>0.0116481</text:p>
          </table:table-cell>
          <table:table-cell office:value-type="string" calcext:value-type="string">
            <text:p>y_t:</text:p>
          </table:table-cell>
          <table:table-cell office:value-type="float" office:value="-4.41329" calcext:value-type="float">
            <text:p>-4.41329</text:p>
          </table:table-cell>
          <table:table-cell office:value-type="string" calcext:value-type="string">
            <text:p>P:</text:p>
          </table:table-cell>
          <table:table-cell office:value-type="float" office:value="-0.116481" calcext:value-type="float">
            <text:p>-0.116481</text:p>
          </table:table-cell>
          <table:table-cell office:value-type="string" calcext:value-type="string">
            <text:p>I:</text:p>
          </table:table-cell>
          <table:table-cell office:value-type="float" office:value="-4.29681" calcext:value-type="float">
            <text:p>-4.2968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123" calcext:value-type="float">
            <text:p>0.10912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352" calcext:value-type="float">
            <text:p>0.5883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001E-018" calcext:value-type="float">
            <text:p>3.380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3" calcext:value-type="float">
            <text:p>14.808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376" calcext:value-type="float">
            <text:p>0.589376</text:p>
          </table:table-cell>
          <table:table-cell office:value-type="string" calcext:value-type="string">
            <text:p>e_t_SUMME:</text:p>
          </table:table-cell>
          <table:table-cell office:value-type="float" office:value="0.265977" calcext:value-type="float">
            <text:p>0.265977</text:p>
          </table:table-cell>
          <table:table-cell office:value-type="string" calcext:value-type="string">
            <text:p>e_t:</text:p>
          </table:table-cell>
          <table:table-cell office:value-type="float" office:value="0.0106238" calcext:value-type="float">
            <text:p>0.0106238</text:p>
          </table:table-cell>
          <table:table-cell office:value-type="string" calcext:value-type="string">
            <text:p>y_t:</text:p>
          </table:table-cell>
          <table:table-cell office:value-type="float" office:value="-4.58182" calcext:value-type="float">
            <text:p>-4.58182</text:p>
          </table:table-cell>
          <table:table-cell office:value-type="string" calcext:value-type="string">
            <text:p>P:</text:p>
          </table:table-cell>
          <table:table-cell office:value-type="float" office:value="-0.106238" calcext:value-type="float">
            <text:p>-0.106238</text:p>
          </table:table-cell>
          <table:table-cell office:value-type="string" calcext:value-type="string">
            <text:p>I:</text:p>
          </table:table-cell>
          <table:table-cell office:value-type="float" office:value="-4.47558" calcext:value-type="float">
            <text:p>-4.4755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494" calcext:value-type="float">
            <text:p>0.1084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376" calcext:value-type="float">
            <text:p>0.5893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358E-018" calcext:value-type="float">
            <text:p>3.6235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4" calcext:value-type="float">
            <text:p>15.14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343" calcext:value-type="float">
            <text:p>0.588343</text:p>
          </table:table-cell>
          <table:table-cell office:value-type="string" calcext:value-type="string">
            <text:p>e_t_SUMME:</text:p>
          </table:table-cell>
          <table:table-cell office:value-type="float" office:value="0.277634" calcext:value-type="float">
            <text:p>0.277634</text:p>
          </table:table-cell>
          <table:table-cell office:value-type="string" calcext:value-type="string">
            <text:p>e_t:</text:p>
          </table:table-cell>
          <table:table-cell office:value-type="float" office:value="0.0116572" calcext:value-type="float">
            <text:p>0.0116572</text:p>
          </table:table-cell>
          <table:table-cell office:value-type="string" calcext:value-type="string">
            <text:p>y_t:</text:p>
          </table:table-cell>
          <table:table-cell office:value-type="float" office:value="-4.78831" calcext:value-type="float">
            <text:p>-4.78831</text:p>
          </table:table-cell>
          <table:table-cell office:value-type="string" calcext:value-type="string">
            <text:p>P:</text:p>
          </table:table-cell>
          <table:table-cell office:value-type="float" office:value="-0.116572" calcext:value-type="float">
            <text:p>-0.116572</text:p>
          </table:table-cell>
          <table:table-cell office:value-type="string" calcext:value-type="string">
            <text:p>I:</text:p>
          </table:table-cell>
          <table:table-cell office:value-type="float" office:value="-4.67174" calcext:value-type="float">
            <text:p>-4.6717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9017" calcext:value-type="float">
            <text:p>0.10901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343" calcext:value-type="float">
            <text:p>0.58834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551E-018" calcext:value-type="float">
            <text:p>3.4655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3" calcext:value-type="float">
            <text:p>15.481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329" calcext:value-type="float">
            <text:p>0.588329</text:p>
          </table:table-cell>
          <table:table-cell office:value-type="string" calcext:value-type="string">
            <text:p>e_t_SUMME:</text:p>
          </table:table-cell>
          <table:table-cell office:value-type="float" office:value="0.289305" calcext:value-type="float">
            <text:p>0.289305</text:p>
          </table:table-cell>
          <table:table-cell office:value-type="string" calcext:value-type="string">
            <text:p>e_t:</text:p>
          </table:table-cell>
          <table:table-cell office:value-type="float" office:value="0.0116709" calcext:value-type="float">
            <text:p>0.0116709</text:p>
          </table:table-cell>
          <table:table-cell office:value-type="string" calcext:value-type="string">
            <text:p>y_t:</text:p>
          </table:table-cell>
          <table:table-cell office:value-type="float" office:value="-4.98483" calcext:value-type="float">
            <text:p>-4.98483</text:p>
          </table:table-cell>
          <table:table-cell office:value-type="string" calcext:value-type="string">
            <text:p>P:</text:p>
          </table:table-cell>
          <table:table-cell office:value-type="float" office:value="-0.116709" calcext:value-type="float">
            <text:p>-0.116709</text:p>
          </table:table-cell>
          <table:table-cell office:value-type="string" calcext:value-type="string">
            <text:p>I:</text:p>
          </table:table-cell>
          <table:table-cell office:value-type="float" office:value="-4.86812" calcext:value-type="float">
            <text:p>-4.8681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975" calcext:value-type="float">
            <text:p>0.10897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329" calcext:value-type="float">
            <text:p>0.58832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654E-018" calcext:value-type="float">
            <text:p>3.386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82" calcext:value-type="float">
            <text:p>15.81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343" calcext:value-type="float">
            <text:p>0.588343</text:p>
          </table:table-cell>
          <table:table-cell office:value-type="string" calcext:value-type="string">
            <text:p>e_t_SUMME:</text:p>
          </table:table-cell>
          <table:table-cell office:value-type="float" office:value="0.300962" calcext:value-type="float">
            <text:p>0.300962</text:p>
          </table:table-cell>
          <table:table-cell office:value-type="string" calcext:value-type="string">
            <text:p>e_t:</text:p>
          </table:table-cell>
          <table:table-cell office:value-type="float" office:value="0.0116573" calcext:value-type="float">
            <text:p>0.0116573</text:p>
          </table:table-cell>
          <table:table-cell office:value-type="string" calcext:value-type="string">
            <text:p>y_t:</text:p>
          </table:table-cell>
          <table:table-cell office:value-type="float" office:value="-5.18085" calcext:value-type="float">
            <text:p>-5.18085</text:p>
          </table:table-cell>
          <table:table-cell office:value-type="string" calcext:value-type="string">
            <text:p>P:</text:p>
          </table:table-cell>
          <table:table-cell office:value-type="float" office:value="-0.116573" calcext:value-type="float">
            <text:p>-0.116573</text:p>
          </table:table-cell>
          <table:table-cell office:value-type="string" calcext:value-type="string">
            <text:p>I:</text:p>
          </table:table-cell>
          <table:table-cell office:value-type="float" office:value="-5.06428" calcext:value-type="float">
            <text:p>-5.0642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962" calcext:value-type="float">
            <text:p>0.1089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343" calcext:value-type="float">
            <text:p>0.58834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371E-018" calcext:value-type="float">
            <text:p>3.4637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51" calcext:value-type="float">
            <text:p>16.155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861" calcext:value-type="float">
            <text:p>0.589861</text:p>
          </table:table-cell>
          <table:table-cell office:value-type="string" calcext:value-type="string">
            <text:p>e_t_SUMME:</text:p>
          </table:table-cell>
          <table:table-cell office:value-type="float" office:value="0.311101" calcext:value-type="float">
            <text:p>0.311101</text:p>
          </table:table-cell>
          <table:table-cell office:value-type="string" calcext:value-type="string">
            <text:p>e_t:</text:p>
          </table:table-cell>
          <table:table-cell office:value-type="float" office:value="0.0101387" calcext:value-type="float">
            <text:p>0.0101387</text:p>
          </table:table-cell>
          <table:table-cell office:value-type="string" calcext:value-type="string">
            <text:p>y_t:</text:p>
          </table:table-cell>
          <table:table-cell office:value-type="float" office:value="-5.33627" calcext:value-type="float">
            <text:p>-5.33627</text:p>
          </table:table-cell>
          <table:table-cell office:value-type="string" calcext:value-type="string">
            <text:p>P:</text:p>
          </table:table-cell>
          <table:table-cell office:value-type="float" office:value="-0.101387" calcext:value-type="float">
            <text:p>-0.101387</text:p>
          </table:table-cell>
          <table:table-cell office:value-type="string" calcext:value-type="string">
            <text:p>I:</text:p>
          </table:table-cell>
          <table:table-cell office:value-type="float" office:value="-5.23488" calcext:value-type="float">
            <text:p>-5.2348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755" calcext:value-type="float">
            <text:p>0.1087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861" calcext:value-type="float">
            <text:p>0.5898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388E-018" calcext:value-type="float">
            <text:p>3.5538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7" calcext:value-type="float">
            <text:p>16.49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8" calcext:value-type="float">
            <text:p>0.58828</text:p>
          </table:table-cell>
          <table:table-cell office:value-type="string" calcext:value-type="string">
            <text:p>e_t_SUMME:</text:p>
          </table:table-cell>
          <table:table-cell office:value-type="float" office:value="0.32282" calcext:value-type="float">
            <text:p>0.32282</text:p>
          </table:table-cell>
          <table:table-cell office:value-type="string" calcext:value-type="string">
            <text:p>e_t:</text:p>
          </table:table-cell>
          <table:table-cell office:value-type="float" office:value="0.0117195" calcext:value-type="float">
            <text:p>0.0117195</text:p>
          </table:table-cell>
          <table:table-cell office:value-type="string" calcext:value-type="string">
            <text:p>y_t:</text:p>
          </table:table-cell>
          <table:table-cell office:value-type="float" office:value="-5.54928" calcext:value-type="float">
            <text:p>-5.54928</text:p>
          </table:table-cell>
          <table:table-cell office:value-type="string" calcext:value-type="string">
            <text:p>P:</text:p>
          </table:table-cell>
          <table:table-cell office:value-type="float" office:value="-0.117195" calcext:value-type="float">
            <text:p>-0.117195</text:p>
          </table:table-cell>
          <table:table-cell office:value-type="string" calcext:value-type="string">
            <text:p>I:</text:p>
          </table:table-cell>
          <table:table-cell office:value-type="float" office:value="-5.43209" calcext:value-type="float">
            <text:p>-5.4320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887" calcext:value-type="float">
            <text:p>0.10888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8" calcext:value-type="float">
            <text:p>0.588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231E-018" calcext:value-type="float">
            <text:p>3.5323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6" calcext:value-type="float">
            <text:p>16.827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76" calcext:value-type="float">
            <text:p>0.588276</text:p>
          </table:table-cell>
          <table:table-cell office:value-type="string" calcext:value-type="string">
            <text:p>e_t_SUMME:</text:p>
          </table:table-cell>
          <table:table-cell office:value-type="float" office:value="0.334544" calcext:value-type="float">
            <text:p>0.334544</text:p>
          </table:table-cell>
          <table:table-cell office:value-type="string" calcext:value-type="string">
            <text:p>e_t:</text:p>
          </table:table-cell>
          <table:table-cell office:value-type="float" office:value="0.0117236" calcext:value-type="float">
            <text:p>0.0117236</text:p>
          </table:table-cell>
          <table:table-cell office:value-type="string" calcext:value-type="string">
            <text:p>y_t:</text:p>
          </table:table-cell>
          <table:table-cell office:value-type="float" office:value="-5.74659" calcext:value-type="float">
            <text:p>-5.74659</text:p>
          </table:table-cell>
          <table:table-cell office:value-type="string" calcext:value-type="string">
            <text:p>P:</text:p>
          </table:table-cell>
          <table:table-cell office:value-type="float" office:value="-0.117236" calcext:value-type="float">
            <text:p>-0.117236</text:p>
          </table:table-cell>
          <table:table-cell office:value-type="string" calcext:value-type="string">
            <text:p>I:</text:p>
          </table:table-cell>
          <table:table-cell office:value-type="float" office:value="-5.62936" calcext:value-type="float">
            <text:p>-5.6293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845" calcext:value-type="float">
            <text:p>0.1088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76" calcext:value-type="float">
            <text:p>0.5882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501E-018" calcext:value-type="float">
            <text:p>3.455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44" calcext:value-type="float">
            <text:p>17.16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839" calcext:value-type="float">
            <text:p>0.589839</text:p>
          </table:table-cell>
          <table:table-cell office:value-type="string" calcext:value-type="string">
            <text:p>e_t_SUMME:</text:p>
          </table:table-cell>
          <table:table-cell office:value-type="float" office:value="0.344705" calcext:value-type="float">
            <text:p>0.344705</text:p>
          </table:table-cell>
          <table:table-cell office:value-type="string" calcext:value-type="string">
            <text:p>e_t:</text:p>
          </table:table-cell>
          <table:table-cell office:value-type="float" office:value="0.0101606" calcext:value-type="float">
            <text:p>0.0101606</text:p>
          </table:table-cell>
          <table:table-cell office:value-type="string" calcext:value-type="string">
            <text:p>y_t:</text:p>
          </table:table-cell>
          <table:table-cell office:value-type="float" office:value="-5.90193" calcext:value-type="float">
            <text:p>-5.90193</text:p>
          </table:table-cell>
          <table:table-cell office:value-type="string" calcext:value-type="string">
            <text:p>P:</text:p>
          </table:table-cell>
          <table:table-cell office:value-type="float" office:value="-0.101606" calcext:value-type="float">
            <text:p>-0.101606</text:p>
          </table:table-cell>
          <table:table-cell office:value-type="string" calcext:value-type="string">
            <text:p>I:</text:p>
          </table:table-cell>
          <table:table-cell office:value-type="float" office:value="-5.80033" calcext:value-type="float">
            <text:p>-5.8003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661" calcext:value-type="float">
            <text:p>0.10866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839" calcext:value-type="float">
            <text:p>0.58983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969E-018" calcext:value-type="float">
            <text:p>3.529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" calcext:value-type="float">
            <text:p>17.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59" calcext:value-type="float">
            <text:p>0.588259</text:p>
          </table:table-cell>
          <table:table-cell office:value-type="string" calcext:value-type="string">
            <text:p>e_t_SUMME:</text:p>
          </table:table-cell>
          <table:table-cell office:value-type="float" office:value="0.356446" calcext:value-type="float">
            <text:p>0.356446</text:p>
          </table:table-cell>
          <table:table-cell office:value-type="string" calcext:value-type="string">
            <text:p>e_t:</text:p>
          </table:table-cell>
          <table:table-cell office:value-type="float" office:value="0.0117409" calcext:value-type="float">
            <text:p>0.0117409</text:p>
          </table:table-cell>
          <table:table-cell office:value-type="string" calcext:value-type="string">
            <text:p>y_t:</text:p>
          </table:table-cell>
          <table:table-cell office:value-type="float" office:value="-6.1153" calcext:value-type="float">
            <text:p>-6.1153</text:p>
          </table:table-cell>
          <table:table-cell office:value-type="string" calcext:value-type="string">
            <text:p>P:</text:p>
          </table:table-cell>
          <table:table-cell office:value-type="float" office:value="-0.117409" calcext:value-type="float">
            <text:p>-0.117409</text:p>
          </table:table-cell>
          <table:table-cell office:value-type="string" calcext:value-type="string">
            <text:p>I:</text:p>
          </table:table-cell>
          <table:table-cell office:value-type="float" office:value="-5.99789" calcext:value-type="float">
            <text:p>-5.9978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764" calcext:value-type="float">
            <text:p>0.10876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59" calcext:value-type="float">
            <text:p>0.5882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767E-018" calcext:value-type="float">
            <text:p>3.547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69" calcext:value-type="float">
            <text:p>17.836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44" calcext:value-type="float">
            <text:p>0.588244</text:p>
          </table:table-cell>
          <table:table-cell office:value-type="string" calcext:value-type="string">
            <text:p>e_t_SUMME:</text:p>
          </table:table-cell>
          <table:table-cell office:value-type="float" office:value="0.368201" calcext:value-type="float">
            <text:p>0.368201</text:p>
          </table:table-cell>
          <table:table-cell office:value-type="string" calcext:value-type="string">
            <text:p>e_t:</text:p>
          </table:table-cell>
          <table:table-cell office:value-type="float" office:value="0.0117557" calcext:value-type="float">
            <text:p>0.0117557</text:p>
          </table:table-cell>
          <table:table-cell office:value-type="string" calcext:value-type="string">
            <text:p>y_t:</text:p>
          </table:table-cell>
          <table:table-cell office:value-type="float" office:value="-6.31326" calcext:value-type="float">
            <text:p>-6.31326</text:p>
          </table:table-cell>
          <table:table-cell office:value-type="string" calcext:value-type="string">
            <text:p>P:</text:p>
          </table:table-cell>
          <table:table-cell office:value-type="float" office:value="-0.117557" calcext:value-type="float">
            <text:p>-0.117557</text:p>
          </table:table-cell>
          <table:table-cell office:value-type="string" calcext:value-type="string">
            <text:p>I:</text:p>
          </table:table-cell>
          <table:table-cell office:value-type="float" office:value="-6.19571" calcext:value-type="float">
            <text:p>-6.1957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755" calcext:value-type="float">
            <text:p>0.1087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44" calcext:value-type="float">
            <text:p>0.58824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747E-018" calcext:value-type="float">
            <text:p>3.5074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8" calcext:value-type="float">
            <text:p>18.173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31" calcext:value-type="float">
            <text:p>0.588231</text:p>
          </table:table-cell>
          <table:table-cell office:value-type="string" calcext:value-type="string">
            <text:p>e_t_SUMME:</text:p>
          </table:table-cell>
          <table:table-cell office:value-type="float" office:value="0.37997" calcext:value-type="float">
            <text:p>0.37997</text:p>
          </table:table-cell>
          <table:table-cell office:value-type="string" calcext:value-type="string">
            <text:p>e_t:</text:p>
          </table:table-cell>
          <table:table-cell office:value-type="float" office:value="0.0117689" calcext:value-type="float">
            <text:p>0.0117689</text:p>
          </table:table-cell>
          <table:table-cell office:value-type="string" calcext:value-type="string">
            <text:p>y_t:</text:p>
          </table:table-cell>
          <table:table-cell office:value-type="float" office:value="-6.51143" calcext:value-type="float">
            <text:p>-6.51143</text:p>
          </table:table-cell>
          <table:table-cell office:value-type="string" calcext:value-type="string">
            <text:p>P:</text:p>
          </table:table-cell>
          <table:table-cell office:value-type="float" office:value="-0.117689" calcext:value-type="float">
            <text:p>-0.117689</text:p>
          </table:table-cell>
          <table:table-cell office:value-type="string" calcext:value-type="string">
            <text:p>I:</text:p>
          </table:table-cell>
          <table:table-cell office:value-type="float" office:value="-6.39374" calcext:value-type="float">
            <text:p>-6.3937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707" calcext:value-type="float">
            <text:p>0.10870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31" calcext:value-type="float">
            <text:p>0.58823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8108E-018" calcext:value-type="float">
            <text:p>3.681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06" calcext:value-type="float">
            <text:p>18.51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9779" calcext:value-type="float">
            <text:p>0.589779</text:p>
          </table:table-cell>
          <table:table-cell office:value-type="string" calcext:value-type="string">
            <text:p>e_t_SUMME:</text:p>
          </table:table-cell>
          <table:table-cell office:value-type="float" office:value="0.390191" calcext:value-type="float">
            <text:p>0.390191</text:p>
          </table:table-cell>
          <table:table-cell office:value-type="string" calcext:value-type="string">
            <text:p>e_t:</text:p>
          </table:table-cell>
          <table:table-cell office:value-type="float" office:value="0.0102205" calcext:value-type="float">
            <text:p>0.0102205</text:p>
          </table:table-cell>
          <table:table-cell office:value-type="string" calcext:value-type="string">
            <text:p>y_t:</text:p>
          </table:table-cell>
          <table:table-cell office:value-type="float" office:value="-6.66793" calcext:value-type="float">
            <text:p>-6.66793</text:p>
          </table:table-cell>
          <table:table-cell office:value-type="string" calcext:value-type="string">
            <text:p>P:</text:p>
          </table:table-cell>
          <table:table-cell office:value-type="float" office:value="-0.102205" calcext:value-type="float">
            <text:p>-0.102205</text:p>
          </table:table-cell>
          <table:table-cell office:value-type="string" calcext:value-type="string">
            <text:p>I:</text:p>
          </table:table-cell>
          <table:table-cell office:value-type="float" office:value="-6.56572" calcext:value-type="float">
            <text:p>-6.565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527" calcext:value-type="float">
            <text:p>0.1085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9779" calcext:value-type="float">
            <text:p>0.5897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563E-018" calcext:value-type="float">
            <text:p>3.5256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62" calcext:value-type="float">
            <text:p>18.84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13" calcext:value-type="float">
            <text:p>0.588213</text:p>
          </table:table-cell>
          <table:table-cell office:value-type="string" calcext:value-type="string">
            <text:p>e_t_SUMME:</text:p>
          </table:table-cell>
          <table:table-cell office:value-type="float" office:value="0.401977" calcext:value-type="float">
            <text:p>0.401977</text:p>
          </table:table-cell>
          <table:table-cell office:value-type="string" calcext:value-type="string">
            <text:p>e_t:</text:p>
          </table:table-cell>
          <table:table-cell office:value-type="float" office:value="0.0117867" calcext:value-type="float">
            <text:p>0.0117867</text:p>
          </table:table-cell>
          <table:table-cell office:value-type="string" calcext:value-type="string">
            <text:p>y_t:</text:p>
          </table:table-cell>
          <table:table-cell office:value-type="float" office:value="-6.88192" calcext:value-type="float">
            <text:p>-6.88192</text:p>
          </table:table-cell>
          <table:table-cell office:value-type="string" calcext:value-type="string">
            <text:p>P:</text:p>
          </table:table-cell>
          <table:table-cell office:value-type="float" office:value="-0.117867" calcext:value-type="float">
            <text:p>-0.117867</text:p>
          </table:table-cell>
          <table:table-cell office:value-type="string" calcext:value-type="string">
            <text:p>I:</text:p>
          </table:table-cell>
          <table:table-cell office:value-type="float" office:value="-6.76406" calcext:value-type="float">
            <text:p>-6.7640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623" calcext:value-type="float">
            <text:p>0.10862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13" calcext:value-type="float">
            <text:p>0.5882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935E-018" calcext:value-type="float">
            <text:p>3.569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31" calcext:value-type="float">
            <text:p>19.183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197" calcext:value-type="float">
            <text:p>0.588197</text:p>
          </table:table-cell>
          <table:table-cell office:value-type="string" calcext:value-type="string">
            <text:p>e_t_SUMME:</text:p>
          </table:table-cell>
          <table:table-cell office:value-type="float" office:value="0.41378" calcext:value-type="float">
            <text:p>0.41378</text:p>
          </table:table-cell>
          <table:table-cell office:value-type="string" calcext:value-type="string">
            <text:p>e_t:</text:p>
          </table:table-cell>
          <table:table-cell office:value-type="float" office:value="0.0118026" calcext:value-type="float">
            <text:p>0.0118026</text:p>
          </table:table-cell>
          <table:table-cell office:value-type="string" calcext:value-type="string">
            <text:p>y_t:</text:p>
          </table:table-cell>
          <table:table-cell office:value-type="float" office:value="-7.08069" calcext:value-type="float">
            <text:p>-7.08069</text:p>
          </table:table-cell>
          <table:table-cell office:value-type="string" calcext:value-type="string">
            <text:p>P:</text:p>
          </table:table-cell>
          <table:table-cell office:value-type="float" office:value="-0.118026" calcext:value-type="float">
            <text:p>-0.118026</text:p>
          </table:table-cell>
          <table:table-cell office:value-type="string" calcext:value-type="string">
            <text:p>I:</text:p>
          </table:table-cell>
          <table:table-cell office:value-type="float" office:value="-6.96266" calcext:value-type="float">
            <text:p>-6.9626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619" calcext:value-type="float">
            <text:p>0.1086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197" calcext:value-type="float">
            <text:p>0.5881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408E-018" calcext:value-type="float">
            <text:p>3.494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9" calcext:value-type="float">
            <text:p>19.51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_I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231" calcext:value-type="float">
            <text:p>0.588231</text:p>
          </table:table-cell>
          <table:table-cell office:value-type="string" calcext:value-type="string">
            <text:p>e_t_SUMME:</text:p>
          </table:table-cell>
          <table:table-cell office:value-type="float" office:value="0.425549" calcext:value-type="float">
            <text:p>0.425549</text:p>
          </table:table-cell>
          <table:table-cell office:value-type="string" calcext:value-type="string">
            <text:p>e_t:</text:p>
          </table:table-cell>
          <table:table-cell office:value-type="float" office:value="0.0117693" calcext:value-type="float">
            <text:p>0.0117693</text:p>
          </table:table-cell>
          <table:table-cell office:value-type="string" calcext:value-type="string">
            <text:p>y_t:</text:p>
          </table:table-cell>
          <table:table-cell office:value-type="float" office:value="-7.27839" calcext:value-type="float">
            <text:p>-7.27839</text:p>
          </table:table-cell>
          <table:table-cell office:value-type="string" calcext:value-type="string">
            <text:p>P:</text:p>
          </table:table-cell>
          <table:table-cell office:value-type="float" office:value="-0.117693" calcext:value-type="float">
            <text:p>-0.117693</text:p>
          </table:table-cell>
          <table:table-cell office:value-type="string" calcext:value-type="string">
            <text:p>I:</text:p>
          </table:table-cell>
          <table:table-cell office:value-type="float" office:value="-7.1607" calcext:value-type="float">
            <text:p>-7.160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574" calcext:value-type="float">
            <text:p>0.10857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231" calcext:value-type="float">
            <text:p>0.58823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192E-018" calcext:value-type="float">
            <text:p>3.511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8" calcext:value-type="float">
            <text:p>19.856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3:33:22.6354357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14:21:27.700903070</dc:date>
    <meta:editing-duration>PT12H32M25S</meta:editing-duration>
    <meta:editing-cycles>14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75cm" svg:y="0.379cm" svg:width="48.222cm" svg:height="6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10 K_I: -50 K_D: 0</text:p>
                <text:list>
                  <text:list-item>
                    <text:p>K_P:</text:p>
                  </text:list-item>
                  <text:list-item>
                    <text:p>-10</text:p>
                  </text:list-item>
                  <text:list-item>
                    <text:p>K_I:</text:p>
                  </text:list-item>
                  <text:list-item>
                    <text:p>-5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947">
                <text:p>0.336947</text:p>
                <draw:g>
                  <svg:desc>PID_Data.AD1:PID_Data.AD59</svg:desc>
                </draw:g>
              </table:table-cell>
              <table:table-cell office:value-type="float" office:value="0.728027">
                <text:p>0.728027</text:p>
                <draw:g>
                  <svg:desc>PID_Data.J1:PID_Data.J59</svg:desc>
                </draw:g>
              </table:table-cell>
              <table:table-cell office:value-type="float" office:value="0.6">
                <text:p>0.6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5">
                <text:p>0.674125</text:p>
              </table:table-cell>
              <table:table-cell office:value-type="float" office:value="0.639924">
                <text:p>0.6399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9">
                <text:p>1.0109</text:p>
              </table:table-cell>
              <table:table-cell office:value-type="float" office:value="0.605779">
                <text:p>0.6057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37">
                <text:p>1.34737</text:p>
              </table:table-cell>
              <table:table-cell office:value-type="float" office:value="0.595661">
                <text:p>0.5956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89">
                <text:p>1.68389</text:p>
              </table:table-cell>
              <table:table-cell office:value-type="float" office:value="0.59184">
                <text:p>0.591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25">
                <text:p>2.02025</text:p>
              </table:table-cell>
              <table:table-cell office:value-type="float" office:value="0.59068">
                <text:p>0.590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43">
                <text:p>2.35643</text:p>
              </table:table-cell>
              <table:table-cell office:value-type="float" office:value="0.59041">
                <text:p>0.590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49">
                <text:p>2.69249</text:p>
              </table:table-cell>
              <table:table-cell office:value-type="float" office:value="0.590348">
                <text:p>0.5903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8">
                <text:p>3.02978</text:p>
              </table:table-cell>
              <table:table-cell office:value-type="float" office:value="0.588801">
                <text:p>0.5888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7">
                <text:p>3.3657</text:p>
              </table:table-cell>
              <table:table-cell office:value-type="float" office:value="0.590415">
                <text:p>0.5904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88">
                <text:p>3.70288</text:p>
              </table:table-cell>
              <table:table-cell office:value-type="float" office:value="0.588874">
                <text:p>0.5888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72">
                <text:p>4.03872</text:p>
              </table:table-cell>
              <table:table-cell office:value-type="float" office:value="0.590469">
                <text:p>0.5904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85">
                <text:p>4.37585</text:p>
              </table:table-cell>
              <table:table-cell office:value-type="float" office:value="0.588897">
                <text:p>0.5888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4">
                <text:p>4.71164</text:p>
              </table:table-cell>
              <table:table-cell office:value-type="float" office:value="0.590474">
                <text:p>0.5904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35">
                <text:p>5.04835</text:p>
              </table:table-cell>
              <table:table-cell office:value-type="float" office:value="0.58912">
                <text:p>0.589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43">
                <text:p>5.38543</text:p>
              </table:table-cell>
              <table:table-cell office:value-type="float" office:value="0.588872">
                <text:p>0.5888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1">
                <text:p>5.72121</text:p>
              </table:table-cell>
              <table:table-cell office:value-type="float" office:value="0.590409">
                <text:p>0.5904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3">
                <text:p>6.0583</text:p>
              </table:table-cell>
              <table:table-cell office:value-type="float" office:value="0.588823">
                <text:p>0.5888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6">
                <text:p>6.39536</text:p>
              </table:table-cell>
              <table:table-cell office:value-type="float" office:value="0.588808">
                <text:p>0.5888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13">
                <text:p>6.73113</text:p>
              </table:table-cell>
              <table:table-cell office:value-type="float" office:value="0.590341">
                <text:p>0.5903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7">
                <text:p>7.06817</text:p>
              </table:table-cell>
              <table:table-cell office:value-type="float" office:value="0.588778">
                <text:p>0.5887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1">
                <text:p>7.40391</text:p>
              </table:table-cell>
              <table:table-cell office:value-type="float" office:value="0.590307">
                <text:p>0.5903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96">
                <text:p>7.74096</text:p>
              </table:table-cell>
              <table:table-cell office:value-type="float" office:value="0.588719">
                <text:p>0.5887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98">
                <text:p>8.07798</text:p>
              </table:table-cell>
              <table:table-cell office:value-type="float" office:value="0.588714">
                <text:p>0.5887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2">
                <text:p>8.41372</text:p>
              </table:table-cell>
              <table:table-cell office:value-type="float" office:value="0.590229">
                <text:p>0.5902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2">
                <text:p>8.75072</text:p>
              </table:table-cell>
              <table:table-cell office:value-type="float" office:value="0.588678">
                <text:p>0.5886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3">
                <text:p>9.08773</text:p>
              </table:table-cell>
              <table:table-cell office:value-type="float" office:value="0.58865">
                <text:p>0.588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44">
                <text:p>9.42344</text:p>
              </table:table-cell>
              <table:table-cell office:value-type="float" office:value="0.590213">
                <text:p>0.5902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5">
                <text:p>9.76045</text:p>
              </table:table-cell>
              <table:table-cell office:value-type="float" office:value="0.5886">
                <text:p>0.58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5">
                <text:p>10.0975</text:p>
              </table:table-cell>
              <table:table-cell office:value-type="float" office:value="0.588417">
                <text:p>0.588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2">
                <text:p>10.4332</text:p>
              </table:table-cell>
              <table:table-cell office:value-type="float" office:value="0.590138">
                <text:p>0.5901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1">
                <text:p>10.7701</text:p>
              </table:table-cell>
              <table:table-cell office:value-type="float" office:value="0.588549">
                <text:p>0.5885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8">
                <text:p>11.1058</text:p>
              </table:table-cell>
              <table:table-cell office:value-type="float" office:value="0.590099">
                <text:p>0.5900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8">
                <text:p>11.4428</text:p>
              </table:table-cell>
              <table:table-cell office:value-type="float" office:value="0.588524">
                <text:p>0.5885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0.588499">
                <text:p>0.5884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7">
                <text:p>12.1167</text:p>
              </table:table-cell>
              <table:table-cell office:value-type="float" office:value="0.588522">
                <text:p>0.5885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3">
                <text:p>12.4523</text:p>
              </table:table-cell>
              <table:table-cell office:value-type="float" office:value="0.590034">
                <text:p>0.5900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0.588439">
                <text:p>0.5884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2">
                <text:p>13.1262</text:p>
              </table:table-cell>
              <table:table-cell office:value-type="float" office:value="0.588474">
                <text:p>0.5884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0.589974">
                <text:p>0.5899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0.588406">
                <text:p>0.5884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588423">
                <text:p>0.5884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4">
                <text:p>14.4714</text:p>
              </table:table-cell>
              <table:table-cell office:value-type="float" office:value="0.589938">
                <text:p>0.5899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0.588352">
                <text:p>0.5883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589376">
                <text:p>0.5893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3">
                <text:p>15.4813</text:p>
              </table:table-cell>
              <table:table-cell office:value-type="float" office:value="0.588343">
                <text:p>0.5883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2">
                <text:p>15.8182</text:p>
              </table:table-cell>
              <table:table-cell office:value-type="float" office:value="0.588329">
                <text:p>0.5883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51">
                <text:p>16.1551</text:p>
              </table:table-cell>
              <table:table-cell office:value-type="float" office:value="0.588343">
                <text:p>0.5883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0.589861">
                <text:p>0.5898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0.58828">
                <text:p>0.588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4">
                <text:p>17.1644</text:p>
              </table:table-cell>
              <table:table-cell office:value-type="float" office:value="0.588276">
                <text:p>0.5882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">
                <text:p>17.5</text:p>
              </table:table-cell>
              <table:table-cell office:value-type="float" office:value="0.589839">
                <text:p>0.5898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9">
                <text:p>17.8369</text:p>
              </table:table-cell>
              <table:table-cell office:value-type="float" office:value="0.588259">
                <text:p>0.5882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8">
                <text:p>18.1738</text:p>
              </table:table-cell>
              <table:table-cell office:value-type="float" office:value="0.588244">
                <text:p>0.5882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6">
                <text:p>18.5106</text:p>
              </table:table-cell>
              <table:table-cell office:value-type="float" office:value="0.588231">
                <text:p>0.5882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2">
                <text:p>18.8462</text:p>
              </table:table-cell>
              <table:table-cell office:value-type="float" office:value="0.589779">
                <text:p>0.5897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0.588213">
                <text:p>0.5882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9">
                <text:p>19.5199</text:p>
              </table:table-cell>
              <table:table-cell office:value-type="float" office:value="0.588197">
                <text:p>0.5881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8">
                <text:p>19.8568</text:p>
              </table:table-cell>
              <table:table-cell office:value-type="float" office:value="0.588231">
                <text:p>0.58823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127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6.089cm" svg:height="8.636cm">
          <chartooo:coordinate-region svg:x="1.561cm" svg:y="0.378cm" svg:width="45.36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amplitude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947">
                <text:p>0.336947</text:p>
                <draw:g>
                  <svg:desc>PID_Data.AD1:PID_Data.AD59</svg:desc>
                </draw:g>
              </table:table-cell>
              <table:table-cell office:value-type="float" office:value="3.43457">
                <text:p>3.43457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5">
                <text:p>0.674125</text:p>
              </table:table-cell>
              <table:table-cell office:value-type="float" office:value="3.22535">
                <text:p>3.2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9">
                <text:p>1.0109</text:p>
              </table:table-cell>
              <table:table-cell office:value-type="float" office:value="2.98114">
                <text:p>2.98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37">
                <text:p>1.34737</text:p>
              </table:table-cell>
              <table:table-cell office:value-type="float" office:value="2.80695">
                <text:p>2.8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89">
                <text:p>1.68389</text:p>
              </table:table-cell>
              <table:table-cell office:value-type="float" office:value="2.63143">
                <text:p>2.63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25">
                <text:p>2.02025</text:p>
              </table:table-cell>
              <table:table-cell office:value-type="float" office:value="2.46301">
                <text:p>2.46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43">
                <text:p>2.35643</text:p>
              </table:table-cell>
              <table:table-cell office:value-type="float" office:value="2.29895">
                <text:p>2.2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49">
                <text:p>2.69249</text:p>
              </table:table-cell>
              <table:table-cell office:value-type="float" office:value="2.13591">
                <text:p>2.1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8">
                <text:p>3.02978</text:p>
              </table:table-cell>
              <table:table-cell office:value-type="float" office:value="1.93198">
                <text:p>1.93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7">
                <text:p>3.3657</text:p>
              </table:table-cell>
              <table:table-cell office:value-type="float" office:value="1.78684">
                <text:p>1.78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88">
                <text:p>3.70288</text:p>
              </table:table-cell>
              <table:table-cell office:value-type="float" office:value="1.58421">
                <text:p>1.58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72">
                <text:p>4.03872</text:p>
              </table:table-cell>
              <table:table-cell office:value-type="float" office:value="1.43978">
                <text:p>1.43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85">
                <text:p>4.37585</text:p>
              </table:table-cell>
              <table:table-cell office:value-type="float" office:value="1.23724">
                <text:p>1.23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4">
                <text:p>4.71164</text:p>
              </table:table-cell>
              <table:table-cell office:value-type="float" office:value="1.0927">
                <text:p>1.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35">
                <text:p>5.04835</text:p>
              </table:table-cell>
              <table:table-cell office:value-type="float" office:value="0.896083">
                <text:p>0.896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43">
                <text:p>5.38543</text:p>
              </table:table-cell>
              <table:table-cell office:value-type="float" office:value="0.706341">
                <text:p>0.706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1">
                <text:p>5.72121</text:p>
              </table:table-cell>
              <table:table-cell office:value-type="float" office:value="0.560332">
                <text:p>0.560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3">
                <text:p>6.0583</text:p>
              </table:table-cell>
              <table:table-cell office:value-type="float" office:value="0.356404">
                <text:p>0.35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6">
                <text:p>6.39536</text:p>
              </table:table-cell>
              <table:table-cell office:value-type="float" office:value="0.167933">
                <text:p>0.167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13">
                <text:p>6.73113</text:p>
              </table:table-cell>
              <table:table-cell office:value-type="float" office:value="0.0207346">
                <text:p>0.0207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7">
                <text:p>7.06817</text:p>
              </table:table-cell>
              <table:table-cell office:value-type="float" office:value="-0.183729">
                <text:p>-0.183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1">
                <text:p>7.40391</text:p>
              </table:table-cell>
              <table:table-cell office:value-type="float" office:value="-0.331545">
                <text:p>-0.331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96">
                <text:p>7.74096</text:p>
              </table:table-cell>
              <table:table-cell office:value-type="float" office:value="-0.537261">
                <text:p>-0.537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98">
                <text:p>8.07798</text:p>
              </table:table-cell>
              <table:table-cell office:value-type="float" office:value="-0.727213">
                <text:p>-0.727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2">
                <text:p>8.41372</text:p>
              </table:table-cell>
              <table:table-cell office:value-type="float" office:value="-0.876492">
                <text:p>-0.876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2">
                <text:p>8.75072</text:p>
              </table:table-cell>
              <table:table-cell office:value-type="float" office:value="-1.08251">
                <text:p>-1.08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3">
                <text:p>9.08773</text:p>
              </table:table-cell>
              <table:table-cell office:value-type="float" office:value="-1.27378">
                <text:p>-1.27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44">
                <text:p>9.42344</text:p>
              </table:table-cell>
              <table:table-cell office:value-type="float" office:value="-1.42284">
                <text:p>-1.42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5">
                <text:p>9.76045</text:p>
              </table:table-cell>
              <table:table-cell office:value-type="float" office:value="-1.6308">
                <text:p>-1.6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5">
                <text:p>10.0975</text:p>
              </table:table-cell>
              <table:table-cell office:value-type="float" office:value="-1.82753">
                <text:p>-1.82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2">
                <text:p>10.4332</text:p>
              </table:table-cell>
              <table:table-cell office:value-type="float" office:value="-1.97627">
                <text:p>-1.97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1">
                <text:p>10.7701</text:p>
              </table:table-cell>
              <table:table-cell office:value-type="float" office:value="-2.18485">
                <text:p>-2.1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8">
                <text:p>11.1058</text:p>
              </table:table-cell>
              <table:table-cell office:value-type="float" office:value="-2.33596">
                <text:p>-2.33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8">
                <text:p>11.4428</text:p>
              </table:table-cell>
              <table:table-cell office:value-type="float" office:value="-2.54481">
                <text:p>-2.54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-2.73858">
                <text:p>-2.73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7">
                <text:p>12.1167</text:p>
              </table:table-cell>
              <table:table-cell office:value-type="float" office:value="-2.93149">
                <text:p>-2.93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3">
                <text:p>12.4523</text:p>
              </table:table-cell>
              <table:table-cell office:value-type="float" office:value="-3.08408">
                <text:p>-3.08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-3.29456">
                <text:p>-3.29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2">
                <text:p>13.1262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-3.64185">
                <text:p>-3.64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-3.85262">
                <text:p>-3.85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4.04727">
                <text:p>-4.047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4">
                <text:p>14.4714</text:p>
              </table:table-cell>
              <table:table-cell office:value-type="float" office:value="-4.20144">
                <text:p>-4.20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4.41329">
                <text:p>-4.4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4.58182">
                <text:p>-4.58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3">
                <text:p>15.4813</text:p>
              </table:table-cell>
              <table:table-cell office:value-type="float" office:value="-4.78831">
                <text:p>-4.78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2">
                <text:p>15.8182</text:p>
              </table:table-cell>
              <table:table-cell office:value-type="float" office:value="-4.98483">
                <text:p>-4.98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51">
                <text:p>16.1551</text:p>
              </table:table-cell>
              <table:table-cell office:value-type="float" office:value="-5.18085">
                <text:p>-5.18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5.33627">
                <text:p>-5.33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-5.54928">
                <text:p>-5.54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4">
                <text:p>17.1644</text:p>
              </table:table-cell>
              <table:table-cell office:value-type="float" office:value="-5.74659">
                <text:p>-5.74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">
                <text:p>17.5</text:p>
              </table:table-cell>
              <table:table-cell office:value-type="float" office:value="-5.90193">
                <text:p>-5.90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9">
                <text:p>17.8369</text:p>
              </table:table-cell>
              <table:table-cell office:value-type="float" office:value="-6.1153">
                <text:p>-6.1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8">
                <text:p>18.1738</text:p>
              </table:table-cell>
              <table:table-cell office:value-type="float" office:value="-6.31326">
                <text:p>-6.31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6">
                <text:p>18.5106</text:p>
              </table:table-cell>
              <table:table-cell office:value-type="float" office:value="-6.51143">
                <text:p>-6.51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2">
                <text:p>18.8462</text:p>
              </table:table-cell>
              <table:table-cell office:value-type="float" office:value="-6.66793">
                <text:p>-6.66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-6.88192">
                <text:p>-6.88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9">
                <text:p>19.5199</text:p>
              </table:table-cell>
              <table:table-cell office:value-type="float" office:value="-7.08069">
                <text:p>-7.08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8">
                <text:p>19.8568</text:p>
              </table:table-cell>
              <table:table-cell office:value-type="float" office:value="-7.27839">
                <text:p>-7.27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26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222cm" svg:height="8.636cm">
          <chartooo:coordinate-region svg:x="1.852cm" svg:y="0.379cm" svg:width="45.202cm" svg:height="8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10</text:p>
                <text:list>
                  <text:list-item>
                    <text:p>K_P:</text:p>
                  </text:list-item>
                  <text:list-item>
                    <text:p>-10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947">
                <text:p>0.336947</text:p>
                <draw:g>
                  <svg:desc>PID_Data.AD1:PID_Data.AD59</svg:desc>
                </draw:g>
              </table:table-cell>
              <table:table-cell office:value-type="float" office:value="1.28027">
                <text:p>1.28027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5">
                <text:p>0.674125</text:p>
              </table:table-cell>
              <table:table-cell office:value-type="float" office:value="0.399243">
                <text:p>0.399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9">
                <text:p>1.0109</text:p>
              </table:table-cell>
              <table:table-cell office:value-type="float" office:value="0.057791">
                <text:p>0.057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37">
                <text:p>1.34737</text:p>
              </table:table-cell>
              <table:table-cell office:value-type="float" office:value="-0.0433898">
                <text:p>-0.043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89">
                <text:p>1.68389</text:p>
              </table:table-cell>
              <table:table-cell office:value-type="float" office:value="-0.0815992">
                <text:p>-0.0815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25">
                <text:p>2.02025</text:p>
              </table:table-cell>
              <table:table-cell office:value-type="float" office:value="-0.0931955">
                <text:p>-0.0931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43">
                <text:p>2.35643</text:p>
              </table:table-cell>
              <table:table-cell office:value-type="float" office:value="-0.0958973">
                <text:p>-0.0958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49">
                <text:p>2.69249</text:p>
              </table:table-cell>
              <table:table-cell office:value-type="float" office:value="-0.0965195">
                <text:p>-0.096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8">
                <text:p>3.02978</text:p>
              </table:table-cell>
              <table:table-cell office:value-type="float" office:value="-0.111995">
                <text:p>-0.111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7">
                <text:p>3.3657</text:p>
              </table:table-cell>
              <table:table-cell office:value-type="float" office:value="-0.0958494">
                <text:p>-0.0958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88">
                <text:p>3.70288</text:p>
              </table:table-cell>
              <table:table-cell office:value-type="float" office:value="-0.111261">
                <text:p>-0.111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72">
                <text:p>4.03872</text:p>
              </table:table-cell>
              <table:table-cell office:value-type="float" office:value="-0.0953131">
                <text:p>-0.0953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85">
                <text:p>4.37585</text:p>
              </table:table-cell>
              <table:table-cell office:value-type="float" office:value="-0.111027">
                <text:p>-0.111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4">
                <text:p>4.71164</text:p>
              </table:table-cell>
              <table:table-cell office:value-type="float" office:value="-0.0952635">
                <text:p>-0.0952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35">
                <text:p>5.04835</text:p>
              </table:table-cell>
              <table:table-cell office:value-type="float" office:value="-0.108802">
                <text:p>-0.108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43">
                <text:p>5.38543</text:p>
              </table:table-cell>
              <table:table-cell office:value-type="float" office:value="-0.111285">
                <text:p>-0.111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1">
                <text:p>5.72121</text:p>
              </table:table-cell>
              <table:table-cell office:value-type="float" office:value="-0.0959088">
                <text:p>-0.095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3">
                <text:p>6.0583</text:p>
              </table:table-cell>
              <table:table-cell office:value-type="float" office:value="-0.111767">
                <text:p>-0.111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6">
                <text:p>6.39536</text:p>
              </table:table-cell>
              <table:table-cell office:value-type="float" office:value="-0.111917">
                <text:p>-0.111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13">
                <text:p>6.73113</text:p>
              </table:table-cell>
              <table:table-cell office:value-type="float" office:value="-0.0965876">
                <text:p>-0.0965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7">
                <text:p>7.06817</text:p>
              </table:table-cell>
              <table:table-cell office:value-type="float" office:value="-0.11222">
                <text:p>-0.11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1">
                <text:p>7.40391</text:p>
              </table:table-cell>
              <table:table-cell office:value-type="float" office:value="-0.0969307">
                <text:p>-0.0969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96">
                <text:p>7.74096</text:p>
              </table:table-cell>
              <table:table-cell office:value-type="float" office:value="-0.112814">
                <text:p>-0.112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98">
                <text:p>8.07798</text:p>
              </table:table-cell>
              <table:table-cell office:value-type="float" office:value="-0.112859">
                <text:p>-0.112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2">
                <text:p>8.41372</text:p>
              </table:table-cell>
              <table:table-cell office:value-type="float" office:value="-0.0977143">
                <text:p>-0.097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2">
                <text:p>8.75072</text:p>
              </table:table-cell>
              <table:table-cell office:value-type="float" office:value="-0.11322">
                <text:p>-0.11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3">
                <text:p>9.08773</text:p>
              </table:table-cell>
              <table:table-cell office:value-type="float" office:value="-0.113499">
                <text:p>-0.113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44">
                <text:p>9.42344</text:p>
              </table:table-cell>
              <table:table-cell office:value-type="float" office:value="-0.0978728">
                <text:p>-0.0978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5">
                <text:p>9.76045</text:p>
              </table:table-cell>
              <table:table-cell office:value-type="float" office:value="-0.114003">
                <text:p>-0.114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5">
                <text:p>10.0975</text:p>
              </table:table-cell>
              <table:table-cell office:value-type="float" office:value="-0.115828">
                <text:p>-0.115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2">
                <text:p>10.4332</text:p>
              </table:table-cell>
              <table:table-cell office:value-type="float" office:value="-0.09862">
                <text:p>-0.09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1">
                <text:p>10.7701</text:p>
              </table:table-cell>
              <table:table-cell office:value-type="float" office:value="-0.114512">
                <text:p>-0.114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8">
                <text:p>11.1058</text:p>
              </table:table-cell>
              <table:table-cell office:value-type="float" office:value="-0.0990136">
                <text:p>-0.0990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8">
                <text:p>11.4428</text:p>
              </table:table-cell>
              <table:table-cell office:value-type="float" office:value="-0.114758">
                <text:p>-0.1147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-0.115008">
                <text:p>-0.115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7">
                <text:p>12.1167</text:p>
              </table:table-cell>
              <table:table-cell office:value-type="float" office:value="-0.114777">
                <text:p>-0.114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3">
                <text:p>12.4523</text:p>
              </table:table-cell>
              <table:table-cell office:value-type="float" office:value="-0.0996638">
                <text:p>-0.09966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-0.11561">
                <text:p>-0.11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2">
                <text:p>13.1262</text:p>
              </table:table-cell>
              <table:table-cell office:value-type="float" office:value="-0.115255">
                <text:p>-0.115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-0.100258">
                <text:p>-0.100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-0.115941">
                <text:p>-0.115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0.115773">
                <text:p>-0.115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4">
                <text:p>14.4714</text:p>
              </table:table-cell>
              <table:table-cell office:value-type="float" office:value="-0.100623">
                <text:p>-0.100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0.116481">
                <text:p>-0.11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.106238">
                <text:p>-0.106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3">
                <text:p>15.4813</text:p>
              </table:table-cell>
              <table:table-cell office:value-type="float" office:value="-0.116572">
                <text:p>-0.116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2">
                <text:p>15.8182</text:p>
              </table:table-cell>
              <table:table-cell office:value-type="float" office:value="-0.116709">
                <text:p>-0.116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51">
                <text:p>16.1551</text:p>
              </table:table-cell>
              <table:table-cell office:value-type="float" office:value="-0.116573">
                <text:p>-0.116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0.101387">
                <text:p>-0.101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-0.117195">
                <text:p>-0.117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4">
                <text:p>17.1644</text:p>
              </table:table-cell>
              <table:table-cell office:value-type="float" office:value="-0.117236">
                <text:p>-0.117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">
                <text:p>17.5</text:p>
              </table:table-cell>
              <table:table-cell office:value-type="float" office:value="-0.101606">
                <text:p>-0.101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9">
                <text:p>17.8369</text:p>
              </table:table-cell>
              <table:table-cell office:value-type="float" office:value="-0.117409">
                <text:p>-0.117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8">
                <text:p>18.1738</text:p>
              </table:table-cell>
              <table:table-cell office:value-type="float" office:value="-0.117557">
                <text:p>-0.117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6">
                <text:p>18.5106</text:p>
              </table:table-cell>
              <table:table-cell office:value-type="float" office:value="-0.117689">
                <text:p>-0.117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2">
                <text:p>18.8462</text:p>
              </table:table-cell>
              <table:table-cell office:value-type="float" office:value="-0.102205">
                <text:p>-0.10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-0.117867">
                <text:p>-0.117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9">
                <text:p>19.5199</text:p>
              </table:table-cell>
              <table:table-cell office:value-type="float" office:value="-0.118026">
                <text:p>-0.118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8">
                <text:p>19.8568</text:p>
              </table:table-cell>
              <table:table-cell office:value-type="float" office:value="-0.117693">
                <text:p>-0.117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392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354cm" svg:height="8.636cm">
          <chartooo:coordinate-region svg:x="1.561cm" svg:y="0.378cm" svg:width="45.62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-50</text:p>
                <text:list>
                  <text:list-item>
                    <text:p>K_I:</text:p>
                  </text:list-item>
                  <text:list-item>
                    <text:p>-5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947">
                <text:p>0.336947</text:p>
                <draw:g>
                  <svg:desc>PID_Data.AD1:PID_Data.AD59</svg:desc>
                </draw:g>
              </table:table-cell>
              <table:table-cell office:value-type="float" office:value="2.1543">
                <text:p>2.1543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5">
                <text:p>0.674125</text:p>
              </table:table-cell>
              <table:table-cell office:value-type="float" office:value="2.8261">
                <text:p>2.8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9">
                <text:p>1.0109</text:p>
              </table:table-cell>
              <table:table-cell office:value-type="float" office:value="2.92335">
                <text:p>2.9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37">
                <text:p>1.34737</text:p>
              </table:table-cell>
              <table:table-cell office:value-type="float" office:value="2.85034">
                <text:p>2.85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89">
                <text:p>1.68389</text:p>
              </table:table-cell>
              <table:table-cell office:value-type="float" office:value="2.71303">
                <text:p>2.71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25">
                <text:p>2.02025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43">
                <text:p>2.35643</text:p>
              </table:table-cell>
              <table:table-cell office:value-type="float" office:value="2.39484">
                <text:p>2.39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49">
                <text:p>2.69249</text:p>
              </table:table-cell>
              <table:table-cell office:value-type="float" office:value="2.23243">
                <text:p>2.23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8">
                <text:p>3.02978</text:p>
              </table:table-cell>
              <table:table-cell office:value-type="float" office:value="2.04398">
                <text:p>2.04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7">
                <text:p>3.3657</text:p>
              </table:table-cell>
              <table:table-cell office:value-type="float" office:value="1.88269">
                <text:p>1.88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88">
                <text:p>3.70288</text:p>
              </table:table-cell>
              <table:table-cell office:value-type="float" office:value="1.69547">
                <text:p>1.6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72">
                <text:p>4.03872</text:p>
              </table:table-cell>
              <table:table-cell office:value-type="float" office:value="1.53509">
                <text:p>1.53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85">
                <text:p>4.37585</text:p>
              </table:table-cell>
              <table:table-cell office:value-type="float" office:value="1.34827">
                <text:p>1.34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4">
                <text:p>4.71164</text:p>
              </table:table-cell>
              <table:table-cell office:value-type="float" office:value="1.18797">
                <text:p>1.18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35">
                <text:p>5.04835</text:p>
              </table:table-cell>
              <table:table-cell office:value-type="float" office:value="1.00489">
                <text:p>1.0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43">
                <text:p>5.38543</text:p>
              </table:table-cell>
              <table:table-cell office:value-type="float" office:value="0.817626">
                <text:p>0.817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1">
                <text:p>5.72121</text:p>
              </table:table-cell>
              <table:table-cell office:value-type="float" office:value="0.656241">
                <text:p>0.656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3">
                <text:p>6.0583</text:p>
              </table:table-cell>
              <table:table-cell office:value-type="float" office:value="0.468171">
                <text:p>0.468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6">
                <text:p>6.39536</text:p>
              </table:table-cell>
              <table:table-cell office:value-type="float" office:value="0.27985">
                <text:p>0.27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13">
                <text:p>6.73113</text:p>
              </table:table-cell>
              <table:table-cell office:value-type="float" office:value="0.117322">
                <text:p>0.117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7">
                <text:p>7.06817</text:p>
              </table:table-cell>
              <table:table-cell office:value-type="float" office:value="-0.0715096">
                <text:p>-0.0715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1">
                <text:p>7.40391</text:p>
              </table:table-cell>
              <table:table-cell office:value-type="float" office:value="-0.234614">
                <text:p>-0.234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96">
                <text:p>7.74096</text:p>
              </table:table-cell>
              <table:table-cell office:value-type="float" office:value="-0.424446">
                <text:p>-0.424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98">
                <text:p>8.07798</text:p>
              </table:table-cell>
              <table:table-cell office:value-type="float" office:value="-0.614354">
                <text:p>-0.614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2">
                <text:p>8.41372</text:p>
              </table:table-cell>
              <table:table-cell office:value-type="float" office:value="-0.778777">
                <text:p>-0.778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2">
                <text:p>8.75072</text:p>
              </table:table-cell>
              <table:table-cell office:value-type="float" office:value="-0.969292">
                <text:p>-0.969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3">
                <text:p>9.08773</text:p>
              </table:table-cell>
              <table:table-cell office:value-type="float" office:value="-1.16028">
                <text:p>-1.16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44">
                <text:p>9.42344</text:p>
              </table:table-cell>
              <table:table-cell office:value-type="float" office:value="-1.32497">
                <text:p>-1.32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5">
                <text:p>9.76045</text:p>
              </table:table-cell>
              <table:table-cell office:value-type="float" office:value="-1.5168">
                <text:p>-1.5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5">
                <text:p>10.0975</text:p>
              </table:table-cell>
              <table:table-cell office:value-type="float" office:value="-1.7117">
                <text:p>-1.7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2">
                <text:p>10.4332</text:p>
              </table:table-cell>
              <table:table-cell office:value-type="float" office:value="-1.87765">
                <text:p>-1.87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1">
                <text:p>10.7701</text:p>
              </table:table-cell>
              <table:table-cell office:value-type="float" office:value="-2.07034">
                <text:p>-2.0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8">
                <text:p>11.1058</text:p>
              </table:table-cell>
              <table:table-cell office:value-type="float" office:value="-2.23695">
                <text:p>-2.23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8">
                <text:p>11.4428</text:p>
              </table:table-cell>
              <table:table-cell office:value-type="float" office:value="-2.43005">
                <text:p>-2.43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-2.62357">
                <text:p>-2.62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7">
                <text:p>12.1167</text:p>
              </table:table-cell>
              <table:table-cell office:value-type="float" office:value="-2.81671">
                <text:p>-2.81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3">
                <text:p>12.4523</text:p>
              </table:table-cell>
              <table:table-cell office:value-type="float" office:value="-2.98441">
                <text:p>-2.98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-3.17895">
                <text:p>-3.1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2">
                <text:p>13.1262</text:p>
              </table:table-cell>
              <table:table-cell office:value-type="float" office:value="-3.37289">
                <text:p>-3.37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-3.54159">
                <text:p>-3.54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-3.73668">
                <text:p>-3.73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3.93149">
                <text:p>-3.93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4">
                <text:p>14.4714</text:p>
              </table:table-cell>
              <table:table-cell office:value-type="float" office:value="-4.10081">
                <text:p>-4.100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4.29681">
                <text:p>-4.29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4.47558">
                <text:p>-4.47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3">
                <text:p>15.4813</text:p>
              </table:table-cell>
              <table:table-cell office:value-type="float" office:value="-4.67174">
                <text:p>-4.67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2">
                <text:p>15.8182</text:p>
              </table:table-cell>
              <table:table-cell office:value-type="float" office:value="-4.86812">
                <text:p>-4.86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51">
                <text:p>16.1551</text:p>
              </table:table-cell>
              <table:table-cell office:value-type="float" office:value="-5.06428">
                <text:p>-5.0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5.23488">
                <text:p>-5.23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-5.43209">
                <text:p>-5.43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4">
                <text:p>17.1644</text:p>
              </table:table-cell>
              <table:table-cell office:value-type="float" office:value="-5.62936">
                <text:p>-5.62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">
                <text:p>17.5</text:p>
              </table:table-cell>
              <table:table-cell office:value-type="float" office:value="-5.80033">
                <text:p>-5.80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9">
                <text:p>17.8369</text:p>
              </table:table-cell>
              <table:table-cell office:value-type="float" office:value="-5.99789">
                <text:p>-5.99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8">
                <text:p>18.1738</text:p>
              </table:table-cell>
              <table:table-cell office:value-type="float" office:value="-6.19571">
                <text:p>-6.19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6">
                <text:p>18.5106</text:p>
              </table:table-cell>
              <table:table-cell office:value-type="float" office:value="-6.39374">
                <text:p>-6.39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2">
                <text:p>18.8462</text:p>
              </table:table-cell>
              <table:table-cell office:value-type="float" office:value="-6.56572">
                <text:p>-6.565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-6.76406">
                <text:p>-6.76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9">
                <text:p>19.5199</text:p>
              </table:table-cell>
              <table:table-cell office:value-type="float" office:value="-6.96266">
                <text:p>-6.96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8">
                <text:p>19.8568</text:p>
              </table:table-cell>
              <table:table-cell office:value-type="float" office:value="-7.1607">
                <text:p>-7.1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947">
                <text:p>0.336947</text:p>
                <draw:g>
                  <svg:desc>PID_Data.AD1:PID_Data.AD59</svg:desc>
                </draw:g>
              </table:table-cell>
              <table:table-cell office:value-type="float" office:value="-0">
                <text:p>-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5">
                <text:p>0.67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9">
                <text:p>1.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37">
                <text:p>1.3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89">
                <text:p>1.68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25">
                <text:p>2.0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43">
                <text:p>2.35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49">
                <text:p>2.6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78">
                <text:p>3.0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7">
                <text:p>3.36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88">
                <text:p>3.7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72">
                <text:p>4.038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85">
                <text:p>4.3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4">
                <text:p>4.711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35">
                <text:p>5.0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43">
                <text:p>5.38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1">
                <text:p>5.721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3">
                <text:p>6.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536">
                <text:p>6.3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13">
                <text:p>6.731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7">
                <text:p>7.06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1">
                <text:p>7.403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96">
                <text:p>7.7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98">
                <text:p>8.07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2">
                <text:p>8.413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2">
                <text:p>8.7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73">
                <text:p>9.08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44">
                <text:p>9.423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45">
                <text:p>9.76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5">
                <text:p>10.0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2">
                <text:p>10.43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1">
                <text:p>10.7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8">
                <text:p>11.10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8">
                <text:p>11.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7">
                <text:p>12.11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3">
                <text:p>12.45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3">
                <text:p>12.7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2">
                <text:p>13.12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9">
                <text:p>13.46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8">
                <text:p>13.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4">
                <text:p>14.47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3">
                <text:p>15.4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2">
                <text:p>15.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51">
                <text:p>16.15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4">
                <text:p>17.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">
                <text:p>17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9">
                <text:p>17.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8">
                <text:p>18.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6">
                <text:p>18.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2">
                <text:p>18.8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9">
                <text:p>19.5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8">
                <text:p>19.8568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